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78cm"/>
    </style:style>
    <style:style style:name="co3" style:family="table-column">
      <style:table-column-properties fo:break-before="auto" style:column-width="2.505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3.131cm"/>
    </style:style>
    <style:style style:name="co6" style:family="table-column">
      <style:table-column-properties fo:break-before="auto" style:column-width="5.747cm"/>
    </style:style>
    <style:style style:name="co7" style:family="table-column">
      <style:table-column-properties fo:break-before="auto" style:column-width="2.94cm"/>
    </style:style>
    <style:style style:name="co8" style:family="table-column">
      <style:table-column-properties fo:break-before="auto" style:column-width="4.14cm"/>
    </style:style>
    <style:style style:name="co9" style:family="table-column">
      <style:table-column-properties fo:break-before="auto" style:column-width="3.8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16.383cm" svg:x="30.317cm" svg:y="17.465cm">
            <draw:object draw:notify-on-update-of-ranges="Sheet1.D20:Sheet1.D34 Sheet1.E19:Sheet1.E19 Sheet1.E20:Sheet1.E34 Sheet1.F19:Sheet1.F19 Sheet1.F20:Sheet1.F34 Sheet1.G19:Sheet1.G19 Sheet1.G20:Sheet1.G34 Sheet1.H19:Sheet1.H19 Sheet1.H20:Sheet1.H34 Sheet1.I19:Sheet1.I19 Sheet1.I20:Sheet1.I34 Sheet1.J19:Sheet1.J19 Sheet1.J20:Sheet1.J34 Sheet1.K19:Sheet1.K19 Sheet1.K20:Sheet1.K34 Sheet1.L19:Sheet1.L19 Sheet1.L20:Sheet1.L34 Sheet1.M19:Sheet1.M19 Sheet1.M20:Sheet1.M34 Sheet1.N19:Sheet1.N19 Sheet1.N20:Sheet1.N34 Sheet1.O19:Sheet1.O19 Sheet1.O20:Sheet1.O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<text:s/>copied count</text:p>
          </table:table-cell>
          <table:table-cell office:value-type="string" calcext:value-type="string">
            <text:p><text:s/>translated count</text:p>
          </table:table-cell>
          <table:table-cell office:value-type="string" calcext:value-type="string">
            <text:p><text:s/>main SRAM</text:p>
          </table:table-cell>
          <table:table-cell office:value-type="string" calcext:value-type="string">
            <text:p>LP SRAM</text:p>
          </table:table-cell>
          <table:table-cell office:value-type="string" calcext:value-type="string">
            <text:p><text:s/>table</text:p>
          </table:table-cell>
          <table:table-cell office:value-type="string" calcext:value-type="string">
            <text:p><text:s/>table_inlined</text:p>
          </table:table-cell>
          <table:table-cell office:value-type="string" calcext:value-type="string">
            <text:p><text:s/>table_wb</text:p>
          </table:table-cell>
          <table:table-cell office:value-type="string" calcext:value-type="string">
            <text:p><text:s/>table_inlined_wb</text:p>
          </table:table-cell>
          <table:table-cell office:value-type="string" calcext:value-type="string">
            <text:p><text:s/>tree</text:p>
          </table:table-cell>
          <table:table-cell office:value-type="string" calcext:value-type="string">
            <text:p><text:s/>tree_inlined</text:p>
          </table:table-cell>
          <table:table-cell office:value-type="string" calcext:value-type="string">
            <text:p><text:s/>tree_wb</text:p>
          </table:table-cell>
          <table:table-cell office:value-type="string" calcext:value-type="string">
            <text:p><text:s/>tree_inlined_wb</text:p>
          </table:table-cell>
          <table:table-cell office:value-type="string" calcext:value-type="string">
            <text:p><text:s/>mpu_table</text:p>
          </table:table-cell>
          <table:table-cell office:value-type="string" calcext:value-type="string">
            <text:p><text:s/>mpu_table_wb</text:p>
          </table:table-cell>
          <table:table-cell office:value-type="string" calcext:value-type="string">
            <text:p>mpu_tree</text:p>
          </table:table-cell>
          <table:table-cell office:value-type="string" calcext:value-type="string">
            <text:p>mpu_tree_wb</text:p>
          </table:table-cell>
          <table:table-cell office:value-type="string" calcext:value-type="string">
            <text:p>mpu_table_wb_hint</text:p>
          </table:table-cell>
          <table:table-cell office:value-type="string" calcext:value-type="string">
            <text:p>mpu_tree_wb_hint</text:p>
          </table:table-cell>
          <table:table-cell table:style-name="ce1" office:value-type="string" calcext:value-type="string">
            <text:p>(nocopy)table</text:p>
          </table:table-cell>
          <table:table-cell table:style-name="ce1" office:value-type="string" calcext:value-type="string">
            <text:p>(nocopy)table_wb</text:p>
          </table:table-cell>
          <table:table-cell table:style-name="ce1" office:value-type="string" calcext:value-type="string">
            <text:p>(nc)table_inlined</text:p>
          </table:table-cell>
          <table:table-cell table:style-name="ce1" office:value-type="string" calcext:value-type="string">
            <text:p>(nc)table_inlined_wb</text:p>
          </table:table-cell>
          <table:table-cell table:style-name="ce1" office:value-type="string" calcext:value-type="string">
            <text:p>(nc)mpu_table</text:p>
          </table:table-cell>
          <table:table-cell table:style-name="ce1" office:value-type="string" calcext:value-type="string">
            <text:p>(nc)mpu_table_wb</text:p>
          </table:table-cell>
          <table:table-cell table:style-name="ce1" office:value-type="string" calcext:value-type="string">
            <text:p>(nc)mpu_table_wb_hint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6" calcext:value-type="float">
            <text:p>156</text:p>
          </table:table-cell>
          <table:table-cell office:value-type="float" office:value="226" calcext:value-type="float">
            <text:p>226</text:p>
          </table:table-cell>
          <table:table-cell office:value-type="float" office:value="29" calcext:value-type="float">
            <text:p>29</text:p>
          </table:table-cell>
          <table:table-cell office:value-type="float" office:value="254" calcext:value-type="float">
            <text:p>254</text:p>
          </table:table-cell>
          <table:table-cell office:value-type="float" office:value="286" calcext:value-type="float">
            <text:p>286</text:p>
          </table:table-cell>
          <table:table-cell office:value-type="float" office:value="289" calcext:value-type="float">
            <text:p>289</text:p>
          </table:table-cell>
          <table:table-cell office:value-type="float" office:value="301" calcext:value-type="float">
            <text:p>301</text:p>
          </table:table-cell>
          <table:table-cell office:value-type="float" office:value="289" calcext:value-type="float">
            <text:p>289</text:p>
          </table:table-cell>
          <table:table-cell office:value-type="float" office:value="613" calcext:value-type="float">
            <text:p>613</text:p>
          </table:table-cell>
          <table:table-cell office:value-type="float" office:value="555" calcext:value-type="float">
            <text:p>555</text:p>
          </table:table-cell>
          <table:table-cell office:value-type="float" office:value="635" calcext:value-type="float">
            <text:p>635</text:p>
          </table:table-cell>
          <table:table-cell office:value-type="float" office:value="552" calcext:value-type="float">
            <text:p>552</text:p>
          </table:table-cell>
          <table:table-cell office:value-type="float" office:value="730" calcext:value-type="float">
            <text:p>730</text:p>
          </table:table-cell>
          <table:table-cell office:value-type="float" office:value="497" calcext:value-type="float">
            <text:p>497</text:p>
          </table:table-cell>
          <table:table-cell office:value-type="float" office:value="1293" calcext:value-type="float">
            <text:p>1293</text:p>
          </table:table-cell>
          <table:table-cell office:value-type="float" office:value="941" calcext:value-type="float">
            <text:p>941</text:p>
          </table:table-cell>
          <table:table-cell office:value-type="float" office:value="520" calcext:value-type="float">
            <text:p>520</text:p>
          </table:table-cell>
          <table:table-cell office:value-type="float" office:value="952" calcext:value-type="float">
            <text:p>952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303" calcext:value-type="float">
            <text:p>303</text:p>
          </table:table-cell>
          <table:table-cell office:value-type="float" office:value="289" calcext:value-type="float">
            <text:p>289</text:p>
          </table:table-cell>
          <table:table-cell office:value-type="float" office:value="507" calcext:value-type="float">
            <text:p>507</text:p>
          </table:table-cell>
          <table:table-cell office:value-type="float" office:value="272" calcext:value-type="float">
            <text:p>272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24" calcext:value-type="float">
            <text:p>224</text:p>
          </table:table-cell>
          <table:table-cell office:value-type="float" office:value="582" calcext:value-type="float">
            <text:p>582</text:p>
          </table:table-cell>
          <table:table-cell office:value-type="float" office:value="53" calcext:value-type="float">
            <text:p>53</text:p>
          </table:table-cell>
          <table:table-cell office:value-type="float" office:value="534" calcext:value-type="float">
            <text:p>534</text:p>
          </table:table-cell>
          <table:table-cell office:value-type="float" office:value="460" calcext:value-type="float">
            <text:p>460</text:p>
          </table:table-cell>
          <table:table-cell office:value-type="float" office:value="480" calcext:value-type="float">
            <text:p>480</text:p>
          </table:table-cell>
          <table:table-cell office:value-type="float" office:value="501" calcext:value-type="float">
            <text:p>501</text:p>
          </table:table-cell>
          <table:table-cell office:value-type="float" office:value="460" calcext:value-type="float">
            <text:p>460</text:p>
          </table:table-cell>
          <table:table-cell office:value-type="float" office:value="1085" calcext:value-type="float">
            <text:p>1085</text:p>
          </table:table-cell>
          <table:table-cell office:value-type="float" office:value="888" calcext:value-type="float">
            <text:p>888</text:p>
          </table:table-cell>
          <table:table-cell office:value-type="float" office:value="1128" calcext:value-type="float">
            <text:p>1128</text:p>
          </table:table-cell>
          <table:table-cell office:value-type="float" office:value="867" calcext:value-type="float">
            <text:p>867</text:p>
          </table:table-cell>
          <table:table-cell office:value-type="float" office:value="1388" calcext:value-type="float">
            <text:p>1388</text:p>
          </table:table-cell>
          <table:table-cell office:value-type="float" office:value="760" calcext:value-type="float">
            <text:p>760</text:p>
          </table:table-cell>
          <table:table-cell office:value-type="float" office:value="2469" calcext:value-type="float">
            <text:p>2469</text:p>
          </table:table-cell>
          <table:table-cell office:value-type="float" office:value="1435" calcext:value-type="float">
            <text:p>1435</text:p>
          </table:table-cell>
          <table:table-cell office:value-type="float" office:value="797" calcext:value-type="float">
            <text:p>797</text:p>
          </table:table-cell>
          <table:table-cell office:value-type="float" office:value="1466" calcext:value-type="float">
            <text:p>1466</text:p>
          </table:table-cell>
          <table:table-cell office:value-type="float" office:value="208" calcext:value-type="float">
            <text:p>208</text:p>
          </table:table-cell>
          <table:table-cell office:value-type="float" office:value="226" calcext:value-type="float">
            <text:p>226</text:p>
          </table:table-cell>
          <table:table-cell office:value-type="float" office:value="500" calcext:value-type="float">
            <text:p>500</text:p>
          </table:table-cell>
          <table:table-cell office:value-type="float" office:value="459" calcext:value-type="float">
            <text:p>459</text:p>
          </table:table-cell>
          <table:table-cell office:value-type="float" office:value="1069" calcext:value-type="float">
            <text:p>1069</text:p>
          </table:table-cell>
          <table:table-cell office:value-type="float" office:value="436" calcext:value-type="float">
            <text:p>436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07" calcext:value-type="float">
            <text:p>307</text:p>
          </table:table-cell>
          <table:table-cell office:value-type="float" office:value="1271" calcext:value-type="float">
            <text:p>1271</text:p>
          </table:table-cell>
          <table:table-cell office:value-type="float" office:value="104" calcext:value-type="float">
            <text:p>104</text:p>
          </table:table-cell>
          <table:table-cell office:value-type="float" office:value="1046" calcext:value-type="float">
            <text:p>1046</text:p>
          </table:table-cell>
          <table:table-cell office:value-type="float" office:value="753" calcext:value-type="float">
            <text:p>753</text:p>
          </table:table-cell>
          <table:table-cell office:value-type="float" office:value="782" calcext:value-type="float">
            <text:p>782</text:p>
          </table:table-cell>
          <table:table-cell office:value-type="float" office:value="830" calcext:value-type="float">
            <text:p>830</text:p>
          </table:table-cell>
          <table:table-cell office:value-type="float" office:value="726" calcext:value-type="float">
            <text:p>726</text:p>
          </table:table-cell>
          <table:table-cell office:value-type="float" office:value="1872" calcext:value-type="float">
            <text:p>1872</text:p>
          </table:table-cell>
          <table:table-cell office:value-type="float" office:value="1377" calcext:value-type="float">
            <text:p>1377</text:p>
          </table:table-cell>
          <table:table-cell office:value-type="float" office:value="1964" calcext:value-type="float">
            <text:p>1964</text:p>
          </table:table-cell>
          <table:table-cell office:value-type="float" office:value="1317" calcext:value-type="float">
            <text:p>1317</text:p>
          </table:table-cell>
          <table:table-cell office:value-type="float" office:value="2529" calcext:value-type="float">
            <text:p>2529</text:p>
          </table:table-cell>
          <table:table-cell office:value-type="float" office:value="1137" calcext:value-type="float">
            <text:p>1137</text:p>
          </table:table-cell>
          <table:table-cell office:value-type="float" office:value="4499" calcext:value-type="float">
            <text:p>4499</text:p>
          </table:table-cell>
          <table:table-cell office:value-type="float" office:value="2125" calcext:value-type="float">
            <text:p>2125</text:p>
          </table:table-cell>
          <table:table-cell office:value-type="float" office:value="1176" calcext:value-type="float">
            <text:p>1176</text:p>
          </table:table-cell>
          <table:table-cell office:value-type="float" office:value="2147" calcext:value-type="float">
            <text:p>2147</text:p>
          </table:table-cell>
          <table:table-cell office:value-type="float" office:value="406" calcext:value-type="float">
            <text:p>406</text:p>
          </table:table-cell>
          <table:table-cell office:value-type="float" office:value="435" calcext:value-type="float">
            <text:p>435</text:p>
          </table:table-cell>
          <table:table-cell office:value-type="float" office:value="830" calcext:value-type="float">
            <text:p>830</text:p>
          </table:table-cell>
          <table:table-cell office:value-type="float" office:value="726" calcext:value-type="float">
            <text:p>726</text:p>
          </table:table-cell>
          <table:table-cell office:value-type="float" office:value="2091" calcext:value-type="float">
            <text:p>2091</text:p>
          </table:table-cell>
          <table:table-cell office:value-type="float" office:value="693" calcext:value-type="float">
            <text:p>69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80" calcext:value-type="float">
            <text:p>380</text:p>
          </table:table-cell>
          <table:table-cell office:value-type="float" office:value="2713" calcext:value-type="float">
            <text:p>2713</text:p>
          </table:table-cell>
          <table:table-cell office:value-type="float" office:value="202" calcext:value-type="float">
            <text:p>202</text:p>
          </table:table-cell>
          <table:table-cell office:value-type="float" office:value="2049" calcext:value-type="float">
            <text:p>2049</text:p>
          </table:table-cell>
          <table:table-cell office:value-type="float" office:value="1225" calcext:value-type="float">
            <text:p>1225</text:p>
          </table:table-cell>
          <table:table-cell office:value-type="float" office:value="1271" calcext:value-type="float">
            <text:p>1271</text:p>
          </table:table-cell>
          <table:table-cell office:value-type="float" office:value="1374" calcext:value-type="float">
            <text:p>1374</text:p>
          </table:table-cell>
          <table:table-cell office:value-type="float" office:value="1130" calcext:value-type="float">
            <text:p>1130</text:p>
          </table:table-cell>
          <table:table-cell office:value-type="float" office:value="3199" calcext:value-type="float">
            <text:p>3199</text:p>
          </table:table-cell>
          <table:table-cell office:value-type="float" office:value="2040" calcext:value-type="float">
            <text:p>2040</text:p>
          </table:table-cell>
          <table:table-cell office:value-type="float" office:value="3375" calcext:value-type="float">
            <text:p>3375</text:p>
          </table:table-cell>
          <table:table-cell office:value-type="float" office:value="1897" calcext:value-type="float">
            <text:p>1897</text:p>
          </table:table-cell>
          <table:table-cell office:value-type="float" office:value="4639" calcext:value-type="float">
            <text:p>4639</text:p>
          </table:table-cell>
          <table:table-cell office:value-type="float" office:value="1639" calcext:value-type="float">
            <text:p>1639</text:p>
          </table:table-cell>
          <table:table-cell office:value-type="float" office:value="8164" calcext:value-type="float">
            <text:p>8164</text:p>
          </table:table-cell>
          <table:table-cell office:value-type="float" office:value="2916" calcext:value-type="float">
            <text:p>2916</text:p>
          </table:table-cell>
          <table:table-cell office:value-type="float" office:value="1681" calcext:value-type="float">
            <text:p>1681</text:p>
          </table:table-cell>
          <table:table-cell office:value-type="float" office:value="2937" calcext:value-type="float">
            <text:p>2937</text:p>
          </table:table-cell>
          <table:table-cell office:value-type="float" office:value="797" calcext:value-type="float">
            <text:p>797</text:p>
          </table:table-cell>
          <table:table-cell office:value-type="float" office:value="840" calcext:value-type="float">
            <text:p>840</text:p>
          </table:table-cell>
          <table:table-cell office:value-type="float" office:value="1373" calcext:value-type="float">
            <text:p>1373</text:p>
          </table:table-cell>
          <table:table-cell office:value-type="float" office:value="1129" calcext:value-type="float">
            <text:p>1129</text:p>
          </table:table-cell>
          <table:table-cell office:value-type="float" office:value="4099" calcext:value-type="float">
            <text:p>4099</text:p>
          </table:table-cell>
          <table:table-cell office:value-type="float" office:value="1089" calcext:value-type="float">
            <text:p>1089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38" calcext:value-type="float">
            <text:p>438</text:p>
          </table:table-cell>
          <table:table-cell office:value-type="float" office:value="5697" calcext:value-type="float">
            <text:p>5697</text:p>
          </table:table-cell>
          <table:table-cell office:value-type="float" office:value="401" calcext:value-type="float">
            <text:p>401</text:p>
          </table:table-cell>
          <table:table-cell office:value-type="float" office:value="4066" calcext:value-type="float">
            <text:p>4066</text:p>
          </table:table-cell>
          <table:table-cell office:value-type="float" office:value="2075" calcext:value-type="float">
            <text:p>2075</text:p>
          </table:table-cell>
          <table:table-cell office:value-type="float" office:value="2149" calcext:value-type="float">
            <text:p>2149</text:p>
          </table:table-cell>
          <table:table-cell office:value-type="float" office:value="2366" calcext:value-type="float">
            <text:p>2366</text:p>
          </table:table-cell>
          <table:table-cell office:value-type="float" office:value="1832" calcext:value-type="float">
            <text:p>1832</text:p>
          </table:table-cell>
          <table:table-cell office:value-type="float" office:value="5683" calcext:value-type="float">
            <text:p>5683</text:p>
          </table:table-cell>
          <table:table-cell office:value-type="float" office:value="3071" calcext:value-type="float">
            <text:p>3071</text:p>
          </table:table-cell>
          <table:table-cell office:value-type="float" office:value="6013" calcext:value-type="float">
            <text:p>6013</text:p>
          </table:table-cell>
          <table:table-cell office:value-type="float" office:value="2747" calcext:value-type="float">
            <text:p>2747</text:p>
          </table:table-cell>
          <table:table-cell office:value-type="float" office:value="8762" calcext:value-type="float">
            <text:p>8762</text:p>
          </table:table-cell>
          <table:table-cell office:value-type="float" office:value="2406" calcext:value-type="float">
            <text:p>2406</text:p>
          </table:table-cell>
          <table:table-cell office:value-type="float" office:value="15275" calcext:value-type="float">
            <text:p>15275</text:p>
          </table:table-cell>
          <table:table-cell office:value-type="float" office:value="3938" calcext:value-type="float">
            <text:p>3938</text:p>
          </table:table-cell>
          <table:table-cell office:value-type="float" office:value="2448" calcext:value-type="float">
            <text:p>2448</text:p>
          </table:table-cell>
          <table:table-cell office:value-type="float" office:value="3946" calcext:value-type="float">
            <text:p>3946</text:p>
          </table:table-cell>
          <table:table-cell office:value-type="float" office:value="1587" calcext:value-type="float">
            <text:p>1587</text:p>
          </table:table-cell>
          <table:table-cell office:value-type="float" office:value="1651" calcext:value-type="float">
            <text:p>1651</text:p>
          </table:table-cell>
          <table:table-cell office:value-type="float" office:value="2365" calcext:value-type="float">
            <text:p>2365</text:p>
          </table:table-cell>
          <table:table-cell office:value-type="float" office:value="1824" calcext:value-type="float">
            <text:p>1824</text:p>
          </table:table-cell>
          <table:table-cell office:value-type="float" office:value="8137" calcext:value-type="float">
            <text:p>8137</text:p>
          </table:table-cell>
          <table:table-cell office:value-type="float" office:value="1772" calcext:value-type="float">
            <text:p>1772</text:p>
          </table:table-cell>
          <table:table-cell office:value-type="float" office:value="1788" calcext:value-type="float">
            <text:p>178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79" calcext:value-type="float">
            <text:p>479</text:p>
          </table:table-cell>
          <table:table-cell office:value-type="float" office:value="11771" calcext:value-type="float">
            <text:p>11771</text:p>
          </table:table-cell>
          <table:table-cell office:value-type="float" office:value="799" calcext:value-type="float">
            <text:p>799</text:p>
          </table:table-cell>
          <table:table-cell office:value-type="float" office:value="8124" calcext:value-type="float">
            <text:p>8124</text:p>
          </table:table-cell>
          <table:table-cell office:value-type="float" office:value="3703" calcext:value-type="float">
            <text:p>3703</text:p>
          </table:table-cell>
          <table:table-cell office:value-type="float" office:value="3819" calcext:value-type="float">
            <text:p>3819</text:p>
          </table:table-cell>
          <table:table-cell office:value-type="float" office:value="4271" calcext:value-type="float">
            <text:p>4271</text:p>
          </table:table-cell>
          <table:table-cell office:value-type="float" office:value="3121" calcext:value-type="float">
            <text:p>3121</text:p>
          </table:table-cell>
          <table:table-cell office:value-type="float" office:value="10436" calcext:value-type="float">
            <text:p>10436</text:p>
          </table:table-cell>
          <table:table-cell office:value-type="float" office:value="4874" calcext:value-type="float">
            <text:p>4874</text:p>
          </table:table-cell>
          <table:table-cell office:value-type="float" office:value="11111" calcext:value-type="float">
            <text:p>11111</text:p>
          </table:table-cell>
          <table:table-cell office:value-type="float" office:value="4168" calcext:value-type="float">
            <text:p>4168</text:p>
          </table:table-cell>
          <table:table-cell office:value-type="float" office:value="16930" calcext:value-type="float">
            <text:p>16930</text:p>
          </table:table-cell>
          <table:table-cell office:value-type="float" office:value="3739" calcext:value-type="float">
            <text:p>3739</text:p>
          </table:table-cell>
          <table:table-cell office:value-type="float" office:value="29235" calcext:value-type="float">
            <text:p>29235</text:p>
          </table:table-cell>
          <table:table-cell office:value-type="float" office:value="5468" calcext:value-type="float">
            <text:p>5468</text:p>
          </table:table-cell>
          <table:table-cell office:value-type="float" office:value="3757" calcext:value-type="float">
            <text:p>3757</text:p>
          </table:table-cell>
          <table:table-cell office:value-type="float" office:value="5445" calcext:value-type="float">
            <text:p>5445</text:p>
          </table:table-cell>
          <table:table-cell office:value-type="float" office:value="3161" calcext:value-type="float">
            <text:p>3161</text:p>
          </table:table-cell>
          <table:table-cell office:value-type="float" office:value="3275" calcext:value-type="float">
            <text:p>3275</text:p>
          </table:table-cell>
          <table:table-cell office:value-type="float" office:value="4271" calcext:value-type="float">
            <text:p>4271</text:p>
          </table:table-cell>
          <table:table-cell office:value-type="float" office:value="3120" calcext:value-type="float">
            <text:p>3120</text:p>
          </table:table-cell>
          <table:table-cell office:value-type="float" office:value="16248" calcext:value-type="float">
            <text:p>16248</text:p>
          </table:table-cell>
          <table:table-cell office:value-type="float" office:value="3046" calcext:value-type="float">
            <text:p>3046</text:p>
          </table:table-cell>
          <table:table-cell office:value-type="float" office:value="3023" calcext:value-type="float">
            <text:p>302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488" calcext:value-type="float">
            <text:p>488</text:p>
          </table:table-cell>
          <table:table-cell office:value-type="float" office:value="23980" calcext:value-type="float">
            <text:p>23980</text:p>
          </table:table-cell>
          <table:table-cell office:value-type="float" office:value="1604" calcext:value-type="float">
            <text:p>1604</text:p>
          </table:table-cell>
          <table:table-cell office:value-type="float" office:value="16225" calcext:value-type="float">
            <text:p>16225</text:p>
          </table:table-cell>
          <table:table-cell office:value-type="float" office:value="6859" calcext:value-type="float">
            <text:p>6859</text:p>
          </table:table-cell>
          <table:table-cell office:value-type="float" office:value="7079" calcext:value-type="float">
            <text:p>7079</text:p>
          </table:table-cell>
          <table:table-cell office:value-type="float" office:value="8004" calcext:value-type="float">
            <text:p>8004</text:p>
          </table:table-cell>
          <table:table-cell office:value-type="float" office:value="5614" calcext:value-type="float">
            <text:p>5614</text:p>
          </table:table-cell>
          <table:table-cell office:value-type="float" office:value="19742" calcext:value-type="float">
            <text:p>19742</text:p>
          </table:table-cell>
          <table:table-cell office:value-type="float" office:value="8194" calcext:value-type="float">
            <text:p>8194</text:p>
          </table:table-cell>
          <table:table-cell office:value-type="float" office:value="21093" calcext:value-type="float">
            <text:p>21093</text:p>
          </table:table-cell>
          <table:table-cell office:value-type="float" office:value="6731" calcext:value-type="float">
            <text:p>6731</text:p>
          </table:table-cell>
          <table:table-cell office:value-type="float" office:value="33141" calcext:value-type="float">
            <text:p>33141</text:p>
          </table:table-cell>
          <table:table-cell office:value-type="float" office:value="6209" calcext:value-type="float">
            <text:p>6209</text:p>
          </table:table-cell>
          <table:table-cell office:value-type="float" office:value="56863" calcext:value-type="float">
            <text:p>56863</text:p>
          </table:table-cell>
          <table:table-cell office:value-type="float" office:value="8051" calcext:value-type="float">
            <text:p>8051</text:p>
          </table:table-cell>
          <table:table-cell office:value-type="float" office:value="6158" calcext:value-type="float">
            <text:p>6158</text:p>
          </table:table-cell>
          <table:table-cell office:value-type="float" office:value="7941" calcext:value-type="float">
            <text:p>7941</text:p>
          </table:table-cell>
          <table:table-cell office:value-type="float" office:value="6308" calcext:value-type="float">
            <text:p>6308</text:p>
          </table:table-cell>
          <table:table-cell office:value-type="float" office:value="6524" calcext:value-type="float">
            <text:p>6524</text:p>
          </table:table-cell>
          <table:table-cell office:value-type="float" office:value="8004" calcext:value-type="float">
            <text:p>8004</text:p>
          </table:table-cell>
          <table:table-cell office:value-type="float" office:value="5613" calcext:value-type="float">
            <text:p>5613</text:p>
          </table:table-cell>
          <table:table-cell office:value-type="float" office:value="32446" calcext:value-type="float">
            <text:p>32446</text:p>
          </table:table-cell>
          <table:table-cell office:value-type="float" office:value="5510" calcext:value-type="float">
            <text:p>5510</text:p>
          </table:table-cell>
          <table:table-cell office:value-type="float" office:value="5393" calcext:value-type="float">
            <text:p>5393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96" calcext:value-type="float">
            <text:p>496</text:p>
          </table:table-cell>
          <table:table-cell office:value-type="float" office:value="48393" calcext:value-type="float">
            <text:p>48393</text:p>
          </table:table-cell>
          <table:table-cell office:value-type="float" office:value="3190" calcext:value-type="float">
            <text:p>3190</text:p>
          </table:table-cell>
          <table:table-cell office:value-type="float" office:value="32412" calcext:value-type="float">
            <text:p>32412</text:p>
          </table:table-cell>
          <table:table-cell office:value-type="float" office:value="13157" calcext:value-type="float">
            <text:p>13157</text:p>
          </table:table-cell>
          <table:table-cell office:value-type="float" office:value="13575" calcext:value-type="float">
            <text:p>13575</text:p>
          </table:table-cell>
          <table:table-cell office:value-type="float" office:value="15446" calcext:value-type="float">
            <text:p>15446</text:p>
          </table:table-cell>
          <table:table-cell office:value-type="float" office:value="10591" calcext:value-type="float">
            <text:p>10591</text:p>
          </table:table-cell>
          <table:table-cell office:value-type="float" office:value="38324" calcext:value-type="float">
            <text:p>38324</text:p>
          </table:table-cell>
          <table:table-cell office:value-type="float" office:value="14788" calcext:value-type="float">
            <text:p>14788</text:p>
          </table:table-cell>
          <table:table-cell office:value-type="float" office:value="41028" calcext:value-type="float">
            <text:p>41028</text:p>
          </table:table-cell>
          <table:table-cell office:value-type="float" office:value="11818" calcext:value-type="float">
            <text:p>11818</text:p>
          </table:table-cell>
          <table:table-cell office:value-type="float" office:value="65537" calcext:value-type="float">
            <text:p>65537</text:p>
          </table:table-cell>
          <table:table-cell office:value-type="float" office:value="11127" calcext:value-type="float">
            <text:p>11127</text:p>
          </table:table-cell>
          <table:table-cell office:value-type="float" office:value="112057" calcext:value-type="float">
            <text:p>112057</text:p>
          </table:table-cell>
          <table:table-cell office:value-type="float" office:value="13126" calcext:value-type="float">
            <text:p>13126</text:p>
          </table:table-cell>
          <table:table-cell office:value-type="float" office:value="10953" calcext:value-type="float">
            <text:p>10953</text:p>
          </table:table-cell>
          <table:table-cell office:value-type="float" office:value="12841" calcext:value-type="float">
            <text:p>12841</text:p>
          </table:table-cell>
          <table:table-cell office:value-type="float" office:value="12596" calcext:value-type="float">
            <text:p>12596</text:p>
          </table:table-cell>
          <table:table-cell office:value-type="float" office:value="13011" calcext:value-type="float">
            <text:p>13011</text:p>
          </table:table-cell>
          <table:table-cell office:value-type="float" office:value="15447" calcext:value-type="float">
            <text:p>15447</text:p>
          </table:table-cell>
          <table:table-cell office:value-type="float" office:value="10591" calcext:value-type="float">
            <text:p>10591</text:p>
          </table:table-cell>
          <table:table-cell office:value-type="float" office:value="64831" calcext:value-type="float">
            <text:p>64831</text:p>
          </table:table-cell>
          <table:table-cell office:value-type="float" office:value="10410" calcext:value-type="float">
            <text:p>10410</text:p>
          </table:table-cell>
          <table:table-cell office:value-type="float" office:value="10125" calcext:value-type="float">
            <text:p>10125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501" calcext:value-type="float">
            <text:p>501</text:p>
          </table:table-cell>
          <table:table-cell office:value-type="float" office:value="97079" calcext:value-type="float">
            <text:p>97079</text:p>
          </table:table-cell>
          <table:table-cell office:value-type="float" office:value="6370" calcext:value-type="float">
            <text:p>6370</text:p>
          </table:table-cell>
          <table:table-cell office:value-type="float" office:value="64684" calcext:value-type="float">
            <text:p>64684</text:p>
          </table:table-cell>
          <table:table-cell office:value-type="float" office:value="25714" calcext:value-type="float">
            <text:p>25714</text:p>
          </table:table-cell>
          <table:table-cell office:value-type="float" office:value="26504" calcext:value-type="float">
            <text:p>26504</text:p>
          </table:table-cell>
          <table:table-cell office:value-type="float" office:value="30268" calcext:value-type="float">
            <text:p>30268</text:p>
          </table:table-cell>
          <table:table-cell office:value-type="float" office:value="20499" calcext:value-type="float">
            <text:p>20499</text:p>
          </table:table-cell>
          <table:table-cell office:value-type="float" office:value="75240" calcext:value-type="float">
            <text:p>75240</text:p>
          </table:table-cell>
          <table:table-cell office:value-type="float" office:value="27910" calcext:value-type="float">
            <text:p>27910</text:p>
          </table:table-cell>
          <table:table-cell office:value-type="float" office:value="80631" calcext:value-type="float">
            <text:p>80631</text:p>
          </table:table-cell>
          <table:table-cell office:value-type="float" office:value="21918" calcext:value-type="float">
            <text:p>21918</text:p>
          </table:table-cell>
          <table:table-cell office:value-type="float" office:value="130124" calcext:value-type="float">
            <text:p>130124</text:p>
          </table:table-cell>
          <table:table-cell office:value-type="float" office:value="20914" calcext:value-type="float">
            <text:p>20914</text:p>
          </table:table-cell>
          <table:table-cell office:value-type="float" office:value="221850" calcext:value-type="float">
            <text:p>221850</text:p>
          </table:table-cell>
          <table:table-cell office:value-type="float" office:value="23198" calcext:value-type="float">
            <text:p>23198</text:p>
          </table:table-cell>
          <table:table-cell office:value-type="float" office:value="20494" calcext:value-type="float">
            <text:p>20494</text:p>
          </table:table-cell>
          <table:table-cell office:value-type="float" office:value="22566" calcext:value-type="float">
            <text:p>22566</text:p>
          </table:table-cell>
          <table:table-cell office:value-type="float" office:value="25147" calcext:value-type="float">
            <text:p>25147</text:p>
          </table:table-cell>
          <table:table-cell office:value-type="float" office:value="25942" calcext:value-type="float">
            <text:p>25942</text:p>
          </table:table-cell>
          <table:table-cell office:value-type="float" office:value="30268" calcext:value-type="float">
            <text:p>30268</text:p>
          </table:table-cell>
          <table:table-cell office:value-type="float" office:value="20499" calcext:value-type="float">
            <text:p>20499</text:p>
          </table:table-cell>
          <table:table-cell office:value-type="float" office:value="129410" calcext:value-type="float">
            <text:p>129410</text:p>
          </table:table-cell>
          <table:table-cell office:value-type="float" office:value="20190" calcext:value-type="float">
            <text:p>20190</text:p>
          </table:table-cell>
          <table:table-cell office:value-type="float" office:value="19556" calcext:value-type="float">
            <text:p>1955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501" calcext:value-type="float">
            <text:p>501</text:p>
          </table:table-cell>
          <table:table-cell office:value-type="float" office:value="194359" calcext:value-type="float">
            <text:p>194359</text:p>
          </table:table-cell>
          <table:table-cell office:value-type="float" office:value="12731" calcext:value-type="float">
            <text:p>12731</text:p>
          </table:table-cell>
          <table:table-cell office:value-type="float" office:value="129177" calcext:value-type="float">
            <text:p>129177</text:p>
          </table:table-cell>
          <table:table-cell office:value-type="float" office:value="50793" calcext:value-type="float">
            <text:p>50793</text:p>
          </table:table-cell>
          <table:table-cell office:value-type="float" office:value="52346" calcext:value-type="float">
            <text:p>52346</text:p>
          </table:table-cell>
          <table:table-cell office:value-type="float" office:value="59874" calcext:value-type="float">
            <text:p>59874</text:p>
          </table:table-cell>
          <table:table-cell office:value-type="float" office:value="40287" calcext:value-type="float">
            <text:p>40287</text:p>
          </table:table-cell>
          <table:table-cell office:value-type="float" office:value="148976" calcext:value-type="float">
            <text:p>148976</text:p>
          </table:table-cell>
          <table:table-cell office:value-type="float" office:value="54095" calcext:value-type="float">
            <text:p>54095</text:p>
          </table:table-cell>
          <table:table-cell office:value-type="float" office:value="159739" calcext:value-type="float">
            <text:p>159739</text:p>
          </table:table-cell>
          <table:table-cell office:value-type="float" office:value="42064" calcext:value-type="float">
            <text:p>42064</text:p>
          </table:table-cell>
          <table:table-cell office:value-type="float" office:value="259138" calcext:value-type="float">
            <text:p>259138</text:p>
          </table:table-cell>
          <table:table-cell office:value-type="float" office:value="40454" calcext:value-type="float">
            <text:p>40454</text:p>
          </table:table-cell>
          <table:table-cell office:value-type="float" office:value="441184" calcext:value-type="float">
            <text:p>441184</text:p>
          </table:table-cell>
          <table:table-cell office:value-type="float" office:value="43261" calcext:value-type="float">
            <text:p>43261</text:p>
          </table:table-cell>
          <table:table-cell office:value-type="float" office:value="39541" calcext:value-type="float">
            <text:p>39541</text:p>
          </table:table-cell>
          <table:table-cell office:value-type="float" office:value="41943" calcext:value-type="float">
            <text:p>41943</text:p>
          </table:table-cell>
          <table:table-cell office:value-type="float" office:value="50227" calcext:value-type="float">
            <text:p>50227</text:p>
          </table:table-cell>
          <table:table-cell office:value-type="float" office:value="51776" calcext:value-type="float">
            <text:p>51776</text:p>
          </table:table-cell>
          <table:table-cell office:value-type="float" office:value="59881" calcext:value-type="float">
            <text:p>59881</text:p>
          </table:table-cell>
          <table:table-cell office:value-type="float" office:value="40288" calcext:value-type="float">
            <text:p>40288</text:p>
          </table:table-cell>
          <table:table-cell office:value-type="float" office:value="258425" calcext:value-type="float">
            <text:p>258425</text:p>
          </table:table-cell>
          <table:table-cell office:value-type="float" office:value="39729" calcext:value-type="float">
            <text:p>39729</text:p>
          </table:table-cell>
          <table:table-cell office:value-type="float" office:value="38398" calcext:value-type="float">
            <text:p>38398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501" calcext:value-type="float">
            <text:p>501</text:p>
          </table:table-cell>
          <table:table-cell office:value-type="float" office:value="389317" calcext:value-type="float">
            <text:p>389317</text:p>
          </table:table-cell>
          <table:table-cell office:value-type="float" office:value="25473" calcext:value-type="float">
            <text:p>25473</text:p>
          </table:table-cell>
          <table:table-cell office:value-type="float" office:value="258481" calcext:value-type="float">
            <text:p>258481</text:p>
          </table:table-cell>
          <table:table-cell office:value-type="float" office:value="101043" calcext:value-type="float">
            <text:p>101043</text:p>
          </table:table-cell>
          <table:table-cell office:value-type="float" office:value="104126" calcext:value-type="float">
            <text:p>104126</text:p>
          </table:table-cell>
          <table:table-cell office:value-type="float" office:value="119220" calcext:value-type="float">
            <text:p>119220</text:p>
          </table:table-cell>
          <table:table-cell office:value-type="float" office:value="79930" calcext:value-type="float">
            <text:p>79930</text:p>
          </table:table-cell>
          <table:table-cell office:value-type="float" office:value="297200" calcext:value-type="float">
            <text:p>297200</text:p>
          </table:table-cell>
          <table:table-cell office:value-type="float" office:value="106557" calcext:value-type="float">
            <text:p>106557</text:p>
          </table:table-cell>
          <table:table-cell office:value-type="float" office:value="318746" calcext:value-type="float">
            <text:p>318746</text:p>
          </table:table-cell>
          <table:table-cell office:value-type="float" office:value="82425" calcext:value-type="float">
            <text:p>82425</text:p>
          </table:table-cell>
          <table:table-cell office:value-type="float" office:value="517688" calcext:value-type="float">
            <text:p>517688</text:p>
          </table:table-cell>
          <table:table-cell office:value-type="float" office:value="79565" calcext:value-type="float">
            <text:p>79565</text:p>
          </table:table-cell>
          <table:table-cell office:value-type="float" office:value="881626" calcext:value-type="float">
            <text:p>881626</text:p>
          </table:table-cell>
          <table:table-cell office:value-type="float" office:value="83429" calcext:value-type="float">
            <text:p>83429</text:p>
          </table:table-cell>
          <table:table-cell office:value-type="float" office:value="77652" calcext:value-type="float">
            <text:p>77652</text:p>
          </table:table-cell>
          <table:table-cell office:value-type="float" office:value="80698" calcext:value-type="float">
            <text:p>80698</text:p>
          </table:table-cell>
          <table:table-cell office:value-type="float" office:value="100478" calcext:value-type="float">
            <text:p>100478</text:p>
          </table:table-cell>
          <table:table-cell office:value-type="float" office:value="103549" calcext:value-type="float">
            <text:p>103549</text:p>
          </table:table-cell>
          <table:table-cell office:value-type="float" office:value="119221" calcext:value-type="float">
            <text:p>119221</text:p>
          </table:table-cell>
          <table:table-cell office:value-type="float" office:value="79930" calcext:value-type="float">
            <text:p>79930</text:p>
          </table:table-cell>
          <table:table-cell office:value-type="float" office:value="516976" calcext:value-type="float">
            <text:p>516976</text:p>
          </table:table-cell>
          <table:table-cell office:value-type="float" office:value="78841" calcext:value-type="float">
            <text:p>78841</text:p>
          </table:table-cell>
          <table:table-cell office:value-type="float" office:value="76098" calcext:value-type="float">
            <text:p>76098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01" calcext:value-type="float">
            <text:p>501</text:p>
          </table:table-cell>
          <table:table-cell office:value-type="float" office:value="778712" calcext:value-type="float">
            <text:p>778712</text:p>
          </table:table-cell>
          <table:table-cell office:value-type="float" office:value="50915" calcext:value-type="float">
            <text:p>50915</text:p>
          </table:table-cell>
          <table:table-cell office:value-type="float" office:value="516734" calcext:value-type="float">
            <text:p>516734</text:p>
          </table:table-cell>
          <table:table-cell office:value-type="float" office:value="201415" calcext:value-type="float">
            <text:p>201415</text:p>
          </table:table-cell>
          <table:table-cell office:value-type="float" office:value="207542" calcext:value-type="float">
            <text:p>207542</text:p>
          </table:table-cell>
          <table:table-cell office:value-type="float" office:value="237750" calcext:value-type="float">
            <text:p>237750</text:p>
          </table:table-cell>
          <table:table-cell office:value-type="float" office:value="159127" calcext:value-type="float">
            <text:p>159127</text:p>
          </table:table-cell>
          <table:table-cell office:value-type="float" office:value="592793" calcext:value-type="float">
            <text:p>592793</text:p>
          </table:table-cell>
          <table:table-cell office:value-type="float" office:value="211346" calcext:value-type="float">
            <text:p>211346</text:p>
          </table:table-cell>
          <table:table-cell office:value-type="float" office:value="635872" calcext:value-type="float">
            <text:p>635872</text:p>
          </table:table-cell>
          <table:table-cell office:value-type="float" office:value="163063" calcext:value-type="float">
            <text:p>163063</text:p>
          </table:table-cell>
          <table:table-cell office:value-type="float" office:value="1034100" calcext:value-type="float">
            <text:p>1034100</text:p>
          </table:table-cell>
          <table:table-cell office:value-type="float" office:value="157745" calcext:value-type="float">
            <text:p>157745</text:p>
          </table:table-cell>
          <table:table-cell office:value-type="float" office:value="1760464" calcext:value-type="float">
            <text:p>1760464</text:p>
          </table:table-cell>
          <table:table-cell office:value-type="float" office:value="163699" calcext:value-type="float">
            <text:p>163699</text:p>
          </table:table-cell>
          <table:table-cell office:value-type="float" office:value="153856" calcext:value-type="float">
            <text:p>153856</text:p>
          </table:table-cell>
          <table:table-cell office:value-type="float" office:value="158190" calcext:value-type="float">
            <text:p>158190</text:p>
          </table:table-cell>
          <table:table-cell office:value-type="float" office:value="200848" calcext:value-type="float">
            <text:p>200848</text:p>
          </table:table-cell>
          <table:table-cell office:value-type="float" office:value="206973" calcext:value-type="float">
            <text:p>206973</text:p>
          </table:table-cell>
          <table:table-cell office:value-type="float" office:value="237743" calcext:value-type="float">
            <text:p>237743</text:p>
          </table:table-cell>
          <table:table-cell office:value-type="float" office:value="159127" calcext:value-type="float">
            <text:p>159127</text:p>
          </table:table-cell>
          <table:table-cell office:value-type="float" office:value="1033389" calcext:value-type="float">
            <text:p>1033389</text:p>
          </table:table-cell>
          <table:table-cell office:value-type="float" office:value="157014" calcext:value-type="float">
            <text:p>157014</text:p>
          </table:table-cell>
          <table:table-cell office:value-type="float" office:value="151483" calcext:value-type="float">
            <text:p>151483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501" calcext:value-type="float">
            <text:p>501</text:p>
          </table:table-cell>
          <table:table-cell office:value-type="float" office:value="1560184" calcext:value-type="float">
            <text:p>1560184</text:p>
          </table:table-cell>
          <table:table-cell office:value-type="float" office:value="101950" calcext:value-type="float">
            <text:p>101950</text:p>
          </table:table-cell>
          <table:table-cell office:value-type="float" office:value="1034886" calcext:value-type="float">
            <text:p>1034886</text:p>
          </table:table-cell>
          <table:table-cell office:value-type="float" office:value="402810" calcext:value-type="float">
            <text:p>402810</text:p>
          </table:table-cell>
          <table:table-cell office:value-type="float" office:value="415031" calcext:value-type="float">
            <text:p>415031</text:p>
          </table:table-cell>
          <table:table-cell office:value-type="float" office:value="475561" calcext:value-type="float">
            <text:p>475561</text:p>
          </table:table-cell>
          <table:table-cell office:value-type="float" office:value="317960" calcext:value-type="float">
            <text:p>317960</text:p>
          </table:table-cell>
          <table:table-cell office:value-type="float" office:value="1186312" calcext:value-type="float">
            <text:p>1186312</text:p>
          </table:table-cell>
          <table:table-cell office:value-type="float" office:value="421573" calcext:value-type="float">
            <text:p>421573</text:p>
          </table:table-cell>
          <table:table-cell office:value-type="float" office:value="1272556" calcext:value-type="float">
            <text:p>1272556</text:p>
          </table:table-cell>
          <table:table-cell office:value-type="float" office:value="324755" calcext:value-type="float">
            <text:p>324755</text:p>
          </table:table-cell>
          <table:table-cell office:value-type="float" office:value="2070462" calcext:value-type="float">
            <text:p>2070462</text:p>
          </table:table-cell>
          <table:table-cell office:value-type="float" office:value="314316" calcext:value-type="float">
            <text:p>314316</text:p>
          </table:table-cell>
          <table:table-cell office:value-type="float" office:value="3524835" calcext:value-type="float">
            <text:p>3524835</text:p>
          </table:table-cell>
          <table:table-cell office:value-type="float" office:value="324471" calcext:value-type="float">
            <text:p>324471</text:p>
          </table:table-cell>
          <table:table-cell office:value-type="float" office:value="306431" calcext:value-type="float">
            <text:p>306431</text:p>
          </table:table-cell>
          <table:table-cell office:value-type="float" office:value="313336" calcext:value-type="float">
            <text:p>313336</text:p>
          </table:table-cell>
          <table:table-cell office:value-type="float" office:value="402238" calcext:value-type="float">
            <text:p>402238</text:p>
          </table:table-cell>
          <table:table-cell office:value-type="float" office:value="414462" calcext:value-type="float">
            <text:p>414462</text:p>
          </table:table-cell>
          <table:table-cell office:value-type="float" office:value="475563" calcext:value-type="float">
            <text:p>475563</text:p>
          </table:table-cell>
          <table:table-cell office:value-type="float" office:value="317961" calcext:value-type="float">
            <text:p>317961</text:p>
          </table:table-cell>
          <table:table-cell office:value-type="float" office:value="2069753" calcext:value-type="float">
            <text:p>2069753</text:p>
          </table:table-cell>
          <table:table-cell office:value-type="float" office:value="313599" calcext:value-type="float">
            <text:p>313599</text:p>
          </table:table-cell>
          <table:table-cell office:value-type="float" office:value="302413" calcext:value-type="float">
            <text:p>302413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501" calcext:value-type="float">
            <text:p>501</text:p>
          </table:table-cell>
          <table:table-cell office:value-type="float" office:value="3122070" calcext:value-type="float">
            <text:p>3122070</text:p>
          </table:table-cell>
          <table:table-cell office:value-type="float" office:value="203958" calcext:value-type="float">
            <text:p>203958</text:p>
          </table:table-cell>
          <table:table-cell office:value-type="float" office:value="2070392" calcext:value-type="float">
            <text:p>2070392</text:p>
          </table:table-cell>
          <table:table-cell office:value-type="float" office:value="805313" calcext:value-type="float">
            <text:p>805313</text:p>
          </table:table-cell>
          <table:table-cell office:value-type="float" office:value="829734" calcext:value-type="float">
            <text:p>829734</text:p>
          </table:table-cell>
          <table:table-cell office:value-type="float" office:value="950892" calcext:value-type="float">
            <text:p>950892</text:p>
          </table:table-cell>
          <table:table-cell office:value-type="float" office:value="635458" calcext:value-type="float">
            <text:p>635458</text:p>
          </table:table-cell>
          <table:table-cell office:value-type="float" office:value="2372048" calcext:value-type="float">
            <text:p>2372048</text:p>
          </table:table-cell>
          <table:table-cell office:value-type="float" office:value="841773" calcext:value-type="float">
            <text:p>841773</text:p>
          </table:table-cell>
          <table:table-cell office:value-type="float" office:value="2544633" calcext:value-type="float">
            <text:p>2544633</text:p>
          </table:table-cell>
          <table:table-cell office:value-type="float" office:value="648001" calcext:value-type="float">
            <text:p>648001</text:p>
          </table:table-cell>
          <table:table-cell office:value-type="float" office:value="4141768" calcext:value-type="float">
            <text:p>4141768</text:p>
          </table:table-cell>
          <table:table-cell office:value-type="float" office:value="627372" calcext:value-type="float">
            <text:p>627372</text:p>
          </table:table-cell>
          <table:table-cell office:value-type="float" office:value="7050403" calcext:value-type="float">
            <text:p>7050403</text:p>
          </table:table-cell>
          <table:table-cell office:value-type="float" office:value="645930" calcext:value-type="float">
            <text:p>645930</text:p>
          </table:table-cell>
          <table:table-cell office:value-type="float" office:value="611496" calcext:value-type="float">
            <text:p>611496</text:p>
          </table:table-cell>
          <table:table-cell office:value-type="float" office:value="623573" calcext:value-type="float">
            <text:p>623573</text:p>
          </table:table-cell>
          <table:table-cell office:value-type="float" office:value="804749" calcext:value-type="float">
            <text:p>804749</text:p>
          </table:table-cell>
          <table:table-cell office:value-type="float" office:value="829166" calcext:value-type="float">
            <text:p>829166</text:p>
          </table:table-cell>
          <table:table-cell office:value-type="float" office:value="950894" calcext:value-type="float">
            <text:p>950894</text:p>
          </table:table-cell>
          <table:table-cell office:value-type="float" office:value="635459" calcext:value-type="float">
            <text:p>635459</text:p>
          </table:table-cell>
          <table:table-cell office:value-type="float" office:value="4141065" calcext:value-type="float">
            <text:p>4141065</text:p>
          </table:table-cell>
          <table:table-cell office:value-type="float" office:value="626649" calcext:value-type="float">
            <text:p>626649</text:p>
          </table:table-cell>
          <table:table-cell office:value-type="float" office:value="604200" calcext:value-type="float">
            <text:p>604200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501" calcext:value-type="float">
            <text:p>501</text:p>
          </table:table-cell>
          <table:table-cell office:value-type="float" office:value="6244574" calcext:value-type="float">
            <text:p>6244574</text:p>
          </table:table-cell>
          <table:table-cell office:value-type="float" office:value="407898" calcext:value-type="float">
            <text:p>407898</text:p>
          </table:table-cell>
          <table:table-cell office:value-type="float" office:value="4140287" calcext:value-type="float">
            <text:p>4140287</text:p>
          </table:table-cell>
          <table:table-cell office:value-type="float" office:value="1610047" calcext:value-type="float">
            <text:p>1610047</text:p>
          </table:table-cell>
          <table:table-cell office:value-type="float" office:value="1658844" calcext:value-type="float">
            <text:p>1658844</text:p>
          </table:table-cell>
          <table:table-cell office:value-type="float" office:value="1901200" calcext:value-type="float">
            <text:p>1901200</text:p>
          </table:table-cell>
          <table:table-cell office:value-type="float" office:value="1270255" calcext:value-type="float">
            <text:p>1270255</text:p>
          </table:table-cell>
          <table:table-cell office:value-type="float" office:value="4742343" calcext:value-type="float">
            <text:p>4742343</text:p>
          </table:table-cell>
          <table:table-cell office:value-type="float" office:value="1681843" calcext:value-type="float">
            <text:p>1681843</text:p>
          </table:table-cell>
          <table:table-cell office:value-type="float" office:value="5087548" calcext:value-type="float">
            <text:p>5087548</text:p>
          </table:table-cell>
          <table:table-cell office:value-type="float" office:value="1294274" calcext:value-type="float">
            <text:p>1294274</text:p>
          </table:table-cell>
          <table:table-cell office:value-type="float" office:value="8282731" calcext:value-type="float">
            <text:p>8282731</text:p>
          </table:table-cell>
          <table:table-cell office:value-type="float" office:value="1253391" calcext:value-type="float">
            <text:p>1253391</text:p>
          </table:table-cell>
          <table:table-cell office:value-type="float" office:value="14098062" calcext:value-type="float">
            <text:p>14098062</text:p>
          </table:table-cell>
          <table:table-cell office:value-type="float" office:value="1288729" calcext:value-type="float">
            <text:p>1288729</text:p>
          </table:table-cell>
          <table:table-cell office:value-type="float" office:value="1221555" calcext:value-type="float">
            <text:p>1221555</text:p>
          </table:table-cell>
          <table:table-cell office:value-type="float" office:value="1243952" calcext:value-type="float">
            <text:p>1243952</text:p>
          </table:table-cell>
          <table:table-cell office:value-type="float" office:value="1609483" calcext:value-type="float">
            <text:p>1609483</text:p>
          </table:table-cell>
          <table:table-cell office:value-type="float" office:value="1658286" calcext:value-type="float">
            <text:p>1658286</text:p>
          </table:table-cell>
          <table:table-cell office:value-type="float" office:value="1901205" calcext:value-type="float">
            <text:p>1901205</text:p>
          </table:table-cell>
          <table:table-cell office:value-type="float" office:value="1270258" calcext:value-type="float">
            <text:p>1270258</text:p>
          </table:table-cell>
          <table:table-cell office:value-type="float" office:value="8282038" calcext:value-type="float">
            <text:p>8282038</text:p>
          </table:table-cell>
          <table:table-cell office:value-type="float" office:value="1252671" calcext:value-type="float">
            <text:p>1252671</text:p>
          </table:table-cell>
          <table:table-cell office:value-type="float" office:value="1207705" calcext:value-type="float">
            <text:p>1207705</text:p>
          </table:table-cell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office:value-type="string" calcext:value-type="string">
            <text:p>RATIO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<text:s/>lpsram</text:p>
          </table:table-cell>
          <table:table-cell office:value-type="string" calcext:value-type="string">
            <text:p><text:s/>table</text:p>
          </table:table-cell>
          <table:table-cell office:value-type="string" calcext:value-type="string">
            <text:p><text:s/>table_inlined</text:p>
          </table:table-cell>
          <table:table-cell office:value-type="string" calcext:value-type="string">
            <text:p><text:s/>table_wb</text:p>
          </table:table-cell>
          <table:table-cell office:value-type="string" calcext:value-type="string">
            <text:p><text:s/>table_inlined_wb</text:p>
          </table:table-cell>
          <table:table-cell office:value-type="string" calcext:value-type="string">
            <text:p><text:s/>tree</text:p>
          </table:table-cell>
          <table:table-cell office:value-type="string" calcext:value-type="string">
            <text:p><text:s/>tree_inlined</text:p>
          </table:table-cell>
          <table:table-cell office:value-type="string" calcext:value-type="string">
            <text:p><text:s/>tree_wb</text:p>
          </table:table-cell>
          <table:table-cell office:value-type="string" calcext:value-type="string">
            <text:p><text:s/>tree_inlined_wb</text:p>
          </table:table-cell>
          <table:table-cell office:value-type="string" calcext:value-type="string">
            <text:p><text:s/>mpu</text:p>
          </table:table-cell>
          <table:table-cell office:value-type="string" calcext:value-type="string">
            <text:p><text:s/>mpu_wb</text:p>
          </table:table-cell>
          <table:table-cell office:value-type="string" calcext:value-type="string">
            <text:p>mpu_tree</text:p>
          </table:table-cell>
          <table:table-cell office:value-type="string" calcext:value-type="string">
            <text:p>mpu_tree_wb</text:p>
          </table:table-cell>
          <table:table-cell office:value-type="string" calcext:value-type="string">
            <text:p>mpu_table_wb_hint</text:p>
          </table:table-cell>
          <table:table-cell office:value-type="string" calcext:value-type="string">
            <text:p>mpu_tree_wb_hint</text:p>
          </table:table-cell>
          <table:table-cell table:style-name="ce1" office:value-type="string" calcext:value-type="string">
            <text:p>(nocopy)table</text:p>
          </table:table-cell>
          <table:table-cell table:style-name="ce1" office:value-type="string" calcext:value-type="string">
            <text:p>(nocopy)table_wb</text:p>
          </table:table-cell>
          <table:table-cell table:style-name="ce1" office:value-type="string" calcext:value-type="string">
            <text:p>(nc)table_inlined</text:p>
          </table:table-cell>
          <table:table-cell table:style-name="ce1" office:value-type="string" calcext:value-type="string">
            <text:p>(nc)table_inlined_wb</text:p>
          </table:table-cell>
          <table:table-cell table:style-name="ce1" office:value-type="string" calcext:value-type="string">
            <text:p>(nc)mpu_table</text:p>
          </table:table-cell>
          <table:table-cell table:style-name="ce1" office:value-type="string" calcext:value-type="string">
            <text:p>(nc)mpu_table_wb</text:p>
          </table:table-cell>
          <table:table-cell table:style-name="ce1" office:value-type="string" calcext:value-type="string">
            <text:p>(nc)mpu_table_wb_hint</text:p>
          </table:table-cell>
        </table:table-row>
        <table:table-row table:style-name="ro1">
          <table:table-cell/>
          <table:table-cell table:formula="of:=[.B2]/([.B2]+[.C2])" office:value-type="float" office:value="0.408376963350785" calcext:value-type="float">
            <text:p>0.408376963350785</text:p>
          </table:table-cell>
          <table:table-cell table:formula="of:=[.B2]+[.C2]" office:value-type="float" office:value="382" calcext:value-type="float">
            <text:p>382</text:p>
          </table:table-cell>
          <table:table-cell table:formula="of:=[.A2]" office:value-type="float" office:value="32" calcext:value-type="float">
            <text:p>32</text:p>
          </table:table-cell>
          <table:table-cell table:formula="of:=[.E2]/[.$D2]" office:value-type="float" office:value="8.75862068965517" calcext:value-type="float">
            <text:p>8.75862068965517</text:p>
          </table:table-cell>
          <table:table-cell table:formula="of:=[.F2]/[.$D2]" office:value-type="float" office:value="9.86206896551724" calcext:value-type="float">
            <text:p>9.86206896551724</text:p>
          </table:table-cell>
          <table:table-cell table:formula="of:=[.G2]/[.$D2]" office:value-type="float" office:value="9.96551724137931" calcext:value-type="float">
            <text:p>9.96551724137931</text:p>
          </table:table-cell>
          <table:table-cell table:formula="of:=[.H2]/[.$D2]" office:value-type="float" office:value="10.3793103448276" calcext:value-type="float">
            <text:p>10.3793103448276</text:p>
          </table:table-cell>
          <table:table-cell table:formula="of:=[.I2]/[.$D2]" office:value-type="float" office:value="9.96551724137931" calcext:value-type="float">
            <text:p>9.96551724137931</text:p>
          </table:table-cell>
          <table:table-cell table:formula="of:=[.J2]/[.$D2]" office:value-type="float" office:value="21.1379310344828" calcext:value-type="float">
            <text:p>21.1379310344828</text:p>
          </table:table-cell>
          <table:table-cell table:formula="of:=[.K2]/[.$D2]" office:value-type="float" office:value="19.1379310344828" calcext:value-type="float">
            <text:p>19.1379310344828</text:p>
          </table:table-cell>
          <table:table-cell table:formula="of:=[.L2]/[.$D2]" office:value-type="float" office:value="21.8965517241379" calcext:value-type="float">
            <text:p>21.8965517241379</text:p>
          </table:table-cell>
          <table:table-cell table:formula="of:=[.M2]/[.$D2]" office:value-type="float" office:value="19.0344827586207" calcext:value-type="float">
            <text:p>19.0344827586207</text:p>
          </table:table-cell>
          <table:table-cell table:formula="of:=[.N2]/[.$D2]" office:value-type="float" office:value="25.1724137931035" calcext:value-type="float">
            <text:p>25.1724137931035</text:p>
          </table:table-cell>
          <table:table-cell table:formula="of:=[.O2]/[.$D2]" office:value-type="float" office:value="17.1379310344828" calcext:value-type="float">
            <text:p>17.1379310344828</text:p>
          </table:table-cell>
          <table:table-cell table:formula="of:=[.P2]/[.$D2]" office:value-type="float" office:value="44.5862068965517" calcext:value-type="float">
            <text:p>44.5862068965517</text:p>
          </table:table-cell>
          <table:table-cell table:formula="of:=[.Q2]/[.$D2]" office:value-type="float" office:value="32.448275862069" calcext:value-type="float">
            <text:p>32.448275862069</text:p>
          </table:table-cell>
          <table:table-cell table:formula="of:=[.R2]/[.$D2]" office:value-type="float" office:value="17.9310344827586" calcext:value-type="float">
            <text:p>17.9310344827586</text:p>
          </table:table-cell>
          <table:table-cell table:formula="of:=[.S2]/[.$D2]" office:value-type="float" office:value="32.8275862068966" calcext:value-type="float">
            <text:p>32.8275862068966</text:p>
          </table:table-cell>
          <table:table-cell table:formula="of:=[.T2]/[.$D2]" office:value-type="float" office:value="3.82758620689655" calcext:value-type="float">
            <text:p>3.82758620689655</text:p>
          </table:table-cell>
          <table:table-cell table:formula="of:=[.U2]/[.$D2]" office:value-type="float" office:value="3.93103448275862" calcext:value-type="float">
            <text:p>3.93103448275862</text:p>
          </table:table-cell>
          <table:table-cell table:formula="of:=[.V2]/[.$D2]" office:value-type="float" office:value="10.448275862069" calcext:value-type="float">
            <text:p>10.448275862069</text:p>
          </table:table-cell>
          <table:table-cell table:formula="of:=[.W2]/[.$D2]" office:value-type="float" office:value="9.96551724137931" calcext:value-type="float">
            <text:p>9.96551724137931</text:p>
          </table:table-cell>
          <table:table-cell table:formula="of:=[.X2]/[.$D2]" office:value-type="float" office:value="17.4827586206897" calcext:value-type="float">
            <text:p>17.4827586206897</text:p>
          </table:table-cell>
          <table:table-cell table:formula="of:=[.Y2]/[.$D2]" office:value-type="float" office:value="9.37931034482759" calcext:value-type="float">
            <text:p>9.37931034482759</text:p>
          </table:table-cell>
          <table:table-cell table:formula="of:=[.Z2]/[.$D2]" office:value-type="float" office:value="10" calcext:value-type="float">
            <text:p>10</text:p>
          </table:table-cell>
        </table:table-row>
        <table:table-row table:style-name="ro1">
          <table:table-cell/>
          <table:table-cell table:formula="of:=[.B3]/([.B3]+[.C3])" office:value-type="float" office:value="0.277915632754342" calcext:value-type="float">
            <text:p>0.277915632754342</text:p>
          </table:table-cell>
          <table:table-cell table:formula="of:=[.B3]+[.C3]" office:value-type="float" office:value="806" calcext:value-type="float">
            <text:p>806</text:p>
          </table:table-cell>
          <table:table-cell table:formula="of:=[.A3]" office:value-type="float" office:value="64" calcext:value-type="float">
            <text:p>64</text:p>
          </table:table-cell>
          <table:table-cell table:formula="of:=[.E3]/[.$D3]" office:value-type="float" office:value="10.0754716981132" calcext:value-type="float">
            <text:p>10.0754716981132</text:p>
          </table:table-cell>
          <table:table-cell table:formula="of:=[.F3]/[.$D3]" office:value-type="float" office:value="8.67924528301887" calcext:value-type="float">
            <text:p>8.67924528301887</text:p>
          </table:table-cell>
          <table:table-cell table:formula="of:=[.G3]/[.$D3]" office:value-type="float" office:value="9.05660377358491" calcext:value-type="float">
            <text:p>9.05660377358491</text:p>
          </table:table-cell>
          <table:table-cell table:formula="of:=[.H3]/[.$D3]" office:value-type="float" office:value="9.45283018867925" calcext:value-type="float">
            <text:p>9.45283018867925</text:p>
          </table:table-cell>
          <table:table-cell table:formula="of:=[.I3]/[.$D3]" office:value-type="float" office:value="8.67924528301887" calcext:value-type="float">
            <text:p>8.67924528301887</text:p>
          </table:table-cell>
          <table:table-cell table:formula="of:=[.J3]/[.$D3]" office:value-type="float" office:value="20.4716981132075" calcext:value-type="float">
            <text:p>20.4716981132075</text:p>
          </table:table-cell>
          <table:table-cell table:formula="of:=[.K3]/[.$D3]" office:value-type="float" office:value="16.7547169811321" calcext:value-type="float">
            <text:p>16.7547169811321</text:p>
          </table:table-cell>
          <table:table-cell table:formula="of:=[.L3]/[.$D3]" office:value-type="float" office:value="21.2830188679245" calcext:value-type="float">
            <text:p>21.2830188679245</text:p>
          </table:table-cell>
          <table:table-cell table:formula="of:=[.M3]/[.$D3]" office:value-type="float" office:value="16.3584905660377" calcext:value-type="float">
            <text:p>16.3584905660377</text:p>
          </table:table-cell>
          <table:table-cell table:formula="of:=[.N3]/[.$D3]" office:value-type="float" office:value="26.188679245283" calcext:value-type="float">
            <text:p>26.188679245283</text:p>
          </table:table-cell>
          <table:table-cell table:formula="of:=[.O3]/[.$D3]" office:value-type="float" office:value="14.3396226415094" calcext:value-type="float">
            <text:p>14.3396226415094</text:p>
          </table:table-cell>
          <table:table-cell table:formula="of:=[.P3]/[.$D3]" office:value-type="float" office:value="46.5849056603774" calcext:value-type="float">
            <text:p>46.5849056603774</text:p>
          </table:table-cell>
          <table:table-cell table:formula="of:=[.Q3]/[.$D3]" office:value-type="float" office:value="27.0754716981132" calcext:value-type="float">
            <text:p>27.0754716981132</text:p>
          </table:table-cell>
          <table:table-cell table:formula="of:=[.R3]/[.$D3]" office:value-type="float" office:value="15.0377358490566" calcext:value-type="float">
            <text:p>15.0377358490566</text:p>
          </table:table-cell>
          <table:table-cell table:formula="of:=[.S3]/[.$D3]" office:value-type="float" office:value="27.6603773584906" calcext:value-type="float">
            <text:p>27.6603773584906</text:p>
          </table:table-cell>
          <table:table-cell table:formula="of:=[.T3]/[.$D3]" office:value-type="float" office:value="3.92452830188679" calcext:value-type="float">
            <text:p>3.92452830188679</text:p>
          </table:table-cell>
          <table:table-cell table:formula="of:=[.U3]/[.$D3]" office:value-type="float" office:value="4.26415094339623" calcext:value-type="float">
            <text:p>4.26415094339623</text:p>
          </table:table-cell>
          <table:table-cell table:formula="of:=[.V3]/[.$D3]" office:value-type="float" office:value="9.43396226415094" calcext:value-type="float">
            <text:p>9.43396226415094</text:p>
          </table:table-cell>
          <table:table-cell table:formula="of:=[.W3]/[.$D3]" office:value-type="float" office:value="8.66037735849057" calcext:value-type="float">
            <text:p>8.66037735849057</text:p>
          </table:table-cell>
          <table:table-cell table:formula="of:=[.X3]/[.$D3]" office:value-type="float" office:value="20.1698113207547" calcext:value-type="float">
            <text:p>20.1698113207547</text:p>
          </table:table-cell>
          <table:table-cell table:formula="of:=[.Y3]/[.$D3]" office:value-type="float" office:value="8.22641509433962" calcext:value-type="float">
            <text:p>8.22641509433962</text:p>
          </table:table-cell>
          <table:table-cell table:formula="of:=[.Z3]/[.$D3]" office:value-type="float" office:value="8.67924528301887" calcext:value-type="float">
            <text:p>8.67924528301887</text:p>
          </table:table-cell>
        </table:table-row>
        <table:table-row table:style-name="ro1">
          <table:table-cell/>
          <table:table-cell table:formula="of:=[.B4]/([.B4]+[.C4])" office:value-type="float" office:value="0.194550063371356" calcext:value-type="float">
            <text:p>0.194550063371356</text:p>
          </table:table-cell>
          <table:table-cell table:formula="of:=[.B4]+[.C4]" office:value-type="float" office:value="1578" calcext:value-type="float">
            <text:p>1578</text:p>
          </table:table-cell>
          <table:table-cell table:formula="of:=[.A4]" office:value-type="float" office:value="128" calcext:value-type="float">
            <text:p>128</text:p>
          </table:table-cell>
          <table:table-cell table:formula="of:=[.E4]/[.$D4]" office:value-type="float" office:value="10.0576923076923" calcext:value-type="float">
            <text:p>10.0576923076923</text:p>
          </table:table-cell>
          <table:table-cell table:formula="of:=[.F4]/[.$D4]" office:value-type="float" office:value="7.24038461538462" calcext:value-type="float">
            <text:p>7.24038461538462</text:p>
          </table:table-cell>
          <table:table-cell table:formula="of:=[.G4]/[.$D4]" office:value-type="float" office:value="7.51923076923077" calcext:value-type="float">
            <text:p>7.51923076923077</text:p>
          </table:table-cell>
          <table:table-cell table:formula="of:=[.H4]/[.$D4]" office:value-type="float" office:value="7.98076923076923" calcext:value-type="float">
            <text:p>7.98076923076923</text:p>
          </table:table-cell>
          <table:table-cell table:formula="of:=[.I4]/[.$D4]" office:value-type="float" office:value="6.98076923076923" calcext:value-type="float">
            <text:p>6.98076923076923</text:p>
          </table:table-cell>
          <table:table-cell table:formula="of:=[.J4]/[.$D4]" office:value-type="float" office:value="18" calcext:value-type="float">
            <text:p>18</text:p>
          </table:table-cell>
          <table:table-cell table:formula="of:=[.K4]/[.$D4]" office:value-type="float" office:value="13.2403846153846" calcext:value-type="float">
            <text:p>13.2403846153846</text:p>
          </table:table-cell>
          <table:table-cell table:formula="of:=[.L4]/[.$D4]" office:value-type="float" office:value="18.8846153846154" calcext:value-type="float">
            <text:p>18.8846153846154</text:p>
          </table:table-cell>
          <table:table-cell table:formula="of:=[.M4]/[.$D4]" office:value-type="float" office:value="12.6634615384615" calcext:value-type="float">
            <text:p>12.6634615384615</text:p>
          </table:table-cell>
          <table:table-cell table:formula="of:=[.N4]/[.$D4]" office:value-type="float" office:value="24.3173076923077" calcext:value-type="float">
            <text:p>24.3173076923077</text:p>
          </table:table-cell>
          <table:table-cell table:formula="of:=[.O4]/[.$D4]" office:value-type="float" office:value="10.9326923076923" calcext:value-type="float">
            <text:p>10.9326923076923</text:p>
          </table:table-cell>
          <table:table-cell table:formula="of:=[.P4]/[.$D4]" office:value-type="float" office:value="43.2596153846154" calcext:value-type="float">
            <text:p>43.2596153846154</text:p>
          </table:table-cell>
          <table:table-cell table:formula="of:=[.Q4]/[.$D4]" office:value-type="float" office:value="20.4326923076923" calcext:value-type="float">
            <text:p>20.4326923076923</text:p>
          </table:table-cell>
          <table:table-cell table:formula="of:=[.R4]/[.$D4]" office:value-type="float" office:value="11.3076923076923" calcext:value-type="float">
            <text:p>11.3076923076923</text:p>
          </table:table-cell>
          <table:table-cell table:formula="of:=[.S4]/[.$D4]" office:value-type="float" office:value="20.6442307692308" calcext:value-type="float">
            <text:p>20.6442307692308</text:p>
          </table:table-cell>
          <table:table-cell table:formula="of:=[.T4]/[.$D4]" office:value-type="float" office:value="3.90384615384615" calcext:value-type="float">
            <text:p>3.90384615384615</text:p>
          </table:table-cell>
          <table:table-cell table:formula="of:=[.U4]/[.$D4]" office:value-type="float" office:value="4.18269230769231" calcext:value-type="float">
            <text:p>4.18269230769231</text:p>
          </table:table-cell>
          <table:table-cell table:formula="of:=[.V4]/[.$D4]" office:value-type="float" office:value="7.98076923076923" calcext:value-type="float">
            <text:p>7.98076923076923</text:p>
          </table:table-cell>
          <table:table-cell table:formula="of:=[.W4]/[.$D4]" office:value-type="float" office:value="6.98076923076923" calcext:value-type="float">
            <text:p>6.98076923076923</text:p>
          </table:table-cell>
          <table:table-cell table:formula="of:=[.X4]/[.$D4]" office:value-type="float" office:value="20.1057692307692" calcext:value-type="float">
            <text:p>20.1057692307692</text:p>
          </table:table-cell>
          <table:table-cell table:formula="of:=[.Y4]/[.$D4]" office:value-type="float" office:value="6.66346153846154" calcext:value-type="float">
            <text:p>6.66346153846154</text:p>
          </table:table-cell>
          <table:table-cell table:formula="of:=[.Z4]/[.$D4]" office:value-type="float" office:value="6.95192307692308" calcext:value-type="float">
            <text:p>6.95192307692308</text:p>
          </table:table-cell>
        </table:table-row>
        <table:table-row table:style-name="ro1">
          <table:table-cell/>
          <table:table-cell table:formula="of:=[.B5]/([.B5]+[.C5])" office:value-type="float" office:value="0.122858066602005" calcext:value-type="float">
            <text:p>0.122858066602005</text:p>
          </table:table-cell>
          <table:table-cell table:formula="of:=[.B5]+[.C5]" office:value-type="float" office:value="3093" calcext:value-type="float">
            <text:p>3093</text:p>
          </table:table-cell>
          <table:table-cell table:formula="of:=[.A5]" office:value-type="float" office:value="256" calcext:value-type="float">
            <text:p>256</text:p>
          </table:table-cell>
          <table:table-cell table:formula="of:=[.E5]/[.$D5]" office:value-type="float" office:value="10.1435643564356" calcext:value-type="float">
            <text:p>10.1435643564356</text:p>
          </table:table-cell>
          <table:table-cell table:formula="of:=[.F5]/[.$D5]" office:value-type="float" office:value="6.06435643564356" calcext:value-type="float">
            <text:p>6.06435643564356</text:p>
          </table:table-cell>
          <table:table-cell table:formula="of:=[.G5]/[.$D5]" office:value-type="float" office:value="6.29207920792079" calcext:value-type="float">
            <text:p>6.29207920792079</text:p>
          </table:table-cell>
          <table:table-cell table:formula="of:=[.H5]/[.$D5]" office:value-type="float" office:value="6.8019801980198" calcext:value-type="float">
            <text:p>6.8019801980198</text:p>
          </table:table-cell>
          <table:table-cell table:formula="of:=[.I5]/[.$D5]" office:value-type="float" office:value="5.59405940594059" calcext:value-type="float">
            <text:p>5.59405940594059</text:p>
          </table:table-cell>
          <table:table-cell table:formula="of:=[.J5]/[.$D5]" office:value-type="float" office:value="15.8366336633663" calcext:value-type="float">
            <text:p>15.8366336633663</text:p>
          </table:table-cell>
          <table:table-cell table:formula="of:=[.K5]/[.$D5]" office:value-type="float" office:value="10.0990099009901" calcext:value-type="float">
            <text:p>10.0990099009901</text:p>
          </table:table-cell>
          <table:table-cell table:formula="of:=[.L5]/[.$D5]" office:value-type="float" office:value="16.7079207920792" calcext:value-type="float">
            <text:p>16.7079207920792</text:p>
          </table:table-cell>
          <table:table-cell table:formula="of:=[.M5]/[.$D5]" office:value-type="float" office:value="9.39108910891089" calcext:value-type="float">
            <text:p>9.39108910891089</text:p>
          </table:table-cell>
          <table:table-cell table:formula="of:=[.N5]/[.$D5]" office:value-type="float" office:value="22.9653465346535" calcext:value-type="float">
            <text:p>22.9653465346535</text:p>
          </table:table-cell>
          <table:table-cell table:formula="of:=[.O5]/[.$D5]" office:value-type="float" office:value="8.11386138613861" calcext:value-type="float">
            <text:p>8.11386138613861</text:p>
          </table:table-cell>
          <table:table-cell table:formula="of:=[.P5]/[.$D5]" office:value-type="float" office:value="40.4158415841584" calcext:value-type="float">
            <text:p>40.4158415841584</text:p>
          </table:table-cell>
          <table:table-cell table:formula="of:=[.Q5]/[.$D5]" office:value-type="float" office:value="14.4356435643564" calcext:value-type="float">
            <text:p>14.4356435643564</text:p>
          </table:table-cell>
          <table:table-cell table:formula="of:=[.R5]/[.$D5]" office:value-type="float" office:value="8.32178217821782" calcext:value-type="float">
            <text:p>8.32178217821782</text:p>
          </table:table-cell>
          <table:table-cell table:formula="of:=[.S5]/[.$D5]" office:value-type="float" office:value="14.539603960396" calcext:value-type="float">
            <text:p>14.539603960396</text:p>
          </table:table-cell>
          <table:table-cell table:formula="of:=[.T5]/[.$D5]" office:value-type="float" office:value="3.94554455445545" calcext:value-type="float">
            <text:p>3.94554455445545</text:p>
          </table:table-cell>
          <table:table-cell table:formula="of:=[.U5]/[.$D5]" office:value-type="float" office:value="4.15841584158416" calcext:value-type="float">
            <text:p>4.15841584158416</text:p>
          </table:table-cell>
          <table:table-cell table:formula="of:=[.V5]/[.$D5]" office:value-type="float" office:value="6.7970297029703" calcext:value-type="float">
            <text:p>6.7970297029703</text:p>
          </table:table-cell>
          <table:table-cell table:formula="of:=[.W5]/[.$D5]" office:value-type="float" office:value="5.58910891089109" calcext:value-type="float">
            <text:p>5.58910891089109</text:p>
          </table:table-cell>
          <table:table-cell table:formula="of:=[.X5]/[.$D5]" office:value-type="float" office:value="20.2920792079208" calcext:value-type="float">
            <text:p>20.2920792079208</text:p>
          </table:table-cell>
          <table:table-cell table:formula="of:=[.Y5]/[.$D5]" office:value-type="float" office:value="5.39108910891089" calcext:value-type="float">
            <text:p>5.39108910891089</text:p>
          </table:table-cell>
          <table:table-cell table:formula="of:=[.Z5]/[.$D5]" office:value-type="float" office:value="5.53465346534653" calcext:value-type="float">
            <text:p>5.53465346534653</text:p>
          </table:table-cell>
        </table:table-row>
        <table:table-row table:style-name="ro1">
          <table:table-cell/>
          <table:table-cell table:formula="of:=[.B6]/([.B6]+[.C6])" office:value-type="float" office:value="0.0713936430317849" calcext:value-type="float">
            <text:p>0.0713936430317849</text:p>
          </table:table-cell>
          <table:table-cell table:formula="of:=[.B6]+[.C6]" office:value-type="float" office:value="6135" calcext:value-type="float">
            <text:p>6135</text:p>
          </table:table-cell>
          <table:table-cell table:formula="of:=[.A6]" office:value-type="float" office:value="512" calcext:value-type="float">
            <text:p>512</text:p>
          </table:table-cell>
          <table:table-cell table:formula="of:=[.E6]/[.$D6]" office:value-type="float" office:value="10.139650872818" calcext:value-type="float">
            <text:p>10.139650872818</text:p>
          </table:table-cell>
          <table:table-cell table:formula="of:=[.F6]/[.$D6]" office:value-type="float" office:value="5.17456359102244" calcext:value-type="float">
            <text:p>5.17456359102244</text:p>
          </table:table-cell>
          <table:table-cell table:formula="of:=[.G6]/[.$D6]" office:value-type="float" office:value="5.35910224438903" calcext:value-type="float">
            <text:p>5.35910224438903</text:p>
          </table:table-cell>
          <table:table-cell table:formula="of:=[.H6]/[.$D6]" office:value-type="float" office:value="5.9002493765586" calcext:value-type="float">
            <text:p>5.9002493765586</text:p>
          </table:table-cell>
          <table:table-cell table:formula="of:=[.I6]/[.$D6]" office:value-type="float" office:value="4.56857855361596" calcext:value-type="float">
            <text:p>4.56857855361596</text:p>
          </table:table-cell>
          <table:table-cell table:formula="of:=[.J6]/[.$D6]" office:value-type="float" office:value="14.1720698254364" calcext:value-type="float">
            <text:p>14.1720698254364</text:p>
          </table:table-cell>
          <table:table-cell table:formula="of:=[.K6]/[.$D6]" office:value-type="float" office:value="7.65835411471322" calcext:value-type="float">
            <text:p>7.65835411471322</text:p>
          </table:table-cell>
          <table:table-cell table:formula="of:=[.L6]/[.$D6]" office:value-type="float" office:value="14.9950124688279" calcext:value-type="float">
            <text:p>14.9950124688279</text:p>
          </table:table-cell>
          <table:table-cell table:formula="of:=[.M6]/[.$D6]" office:value-type="float" office:value="6.85037406483791" calcext:value-type="float">
            <text:p>6.85037406483791</text:p>
          </table:table-cell>
          <table:table-cell table:formula="of:=[.N6]/[.$D6]" office:value-type="float" office:value="21.8503740648379" calcext:value-type="float">
            <text:p>21.8503740648379</text:p>
          </table:table-cell>
          <table:table-cell table:formula="of:=[.O6]/[.$D6]" office:value-type="float" office:value="6" calcext:value-type="float">
            <text:p>6</text:p>
          </table:table-cell>
          <table:table-cell table:formula="of:=[.P6]/[.$D6]" office:value-type="float" office:value="38.0922693266833" calcext:value-type="float">
            <text:p>38.0922693266833</text:p>
          </table:table-cell>
          <table:table-cell table:formula="of:=[.Q6]/[.$D6]" office:value-type="float" office:value="9.82044887780549" calcext:value-type="float">
            <text:p>9.82044887780549</text:p>
          </table:table-cell>
          <table:table-cell table:formula="of:=[.R6]/[.$D6]" office:value-type="float" office:value="6.10473815461347" calcext:value-type="float">
            <text:p>6.10473815461347</text:p>
          </table:table-cell>
          <table:table-cell table:formula="of:=[.S6]/[.$D6]" office:value-type="float" office:value="9.84039900249377" calcext:value-type="float">
            <text:p>9.84039900249377</text:p>
          </table:table-cell>
          <table:table-cell table:formula="of:=[.T6]/[.$D6]" office:value-type="float" office:value="3.95760598503741" calcext:value-type="float">
            <text:p>3.95760598503741</text:p>
          </table:table-cell>
          <table:table-cell table:formula="of:=[.U6]/[.$D6]" office:value-type="float" office:value="4.11720698254364" calcext:value-type="float">
            <text:p>4.11720698254364</text:p>
          </table:table-cell>
          <table:table-cell table:formula="of:=[.V6]/[.$D6]" office:value-type="float" office:value="5.89775561097257" calcext:value-type="float">
            <text:p>5.89775561097257</text:p>
          </table:table-cell>
          <table:table-cell table:formula="of:=[.W6]/[.$D6]" office:value-type="float" office:value="4.54862842892768" calcext:value-type="float">
            <text:p>4.54862842892768</text:p>
          </table:table-cell>
          <table:table-cell table:formula="of:=[.X6]/[.$D6]" office:value-type="float" office:value="20.2917705735661" calcext:value-type="float">
            <text:p>20.2917705735661</text:p>
          </table:table-cell>
          <table:table-cell table:formula="of:=[.Y6]/[.$D6]" office:value-type="float" office:value="4.41895261845387" calcext:value-type="float">
            <text:p>4.41895261845387</text:p>
          </table:table-cell>
          <table:table-cell table:formula="of:=[.Z6]/[.$D6]" office:value-type="float" office:value="4.45885286783042" calcext:value-type="float">
            <text:p>4.45885286783042</text:p>
          </table:table-cell>
        </table:table-row>
        <table:table-row table:style-name="ro1">
          <table:table-cell/>
          <table:table-cell table:formula="of:=[.B7]/([.B7]+[.C7])" office:value-type="float" office:value="0.0391020408163265" calcext:value-type="float">
            <text:p>0.0391020408163265</text:p>
          </table:table-cell>
          <table:table-cell table:formula="of:=[.B7]+[.C7]" office:value-type="float" office:value="12250" calcext:value-type="float">
            <text:p>12250</text:p>
          </table:table-cell>
          <table:table-cell table:formula="of:=[.A7]" office:value-type="float" office:value="1024" calcext:value-type="float">
            <text:p>1024</text:p>
          </table:table-cell>
          <table:table-cell table:formula="of:=[.E7]/[.$D7]" office:value-type="float" office:value="10.1677096370463" calcext:value-type="float">
            <text:p>10.1677096370463</text:p>
          </table:table-cell>
          <table:table-cell table:formula="of:=[.F7]/[.$D7]" office:value-type="float" office:value="4.63454317897372" calcext:value-type="float">
            <text:p>4.63454317897372</text:p>
          </table:table-cell>
          <table:table-cell table:formula="of:=[.G7]/[.$D7]" office:value-type="float" office:value="4.77972465581977" calcext:value-type="float">
            <text:p>4.77972465581977</text:p>
          </table:table-cell>
          <table:table-cell table:formula="of:=[.H7]/[.$D7]" office:value-type="float" office:value="5.34543178973717" calcext:value-type="float">
            <text:p>5.34543178973717</text:p>
          </table:table-cell>
          <table:table-cell table:formula="of:=[.I7]/[.$D7]" office:value-type="float" office:value="3.90613266583229" calcext:value-type="float">
            <text:p>3.90613266583229</text:p>
          </table:table-cell>
          <table:table-cell table:formula="of:=[.J7]/[.$D7]" office:value-type="float" office:value="13.0613266583229" calcext:value-type="float">
            <text:p>13.0613266583229</text:p>
          </table:table-cell>
          <table:table-cell table:formula="of:=[.K7]/[.$D7]" office:value-type="float" office:value="6.10012515644556" calcext:value-type="float">
            <text:p>6.10012515644556</text:p>
          </table:table-cell>
          <table:table-cell table:formula="of:=[.L7]/[.$D7]" office:value-type="float" office:value="13.9061326658323" calcext:value-type="float">
            <text:p>13.9061326658323</text:p>
          </table:table-cell>
          <table:table-cell table:formula="of:=[.M7]/[.$D7]" office:value-type="float" office:value="5.21652065081352" calcext:value-type="float">
            <text:p>5.21652065081352</text:p>
          </table:table-cell>
          <table:table-cell table:formula="of:=[.N7]/[.$D7]" office:value-type="float" office:value="21.188986232791" calcext:value-type="float">
            <text:p>21.188986232791</text:p>
          </table:table-cell>
          <table:table-cell table:formula="of:=[.O7]/[.$D7]" office:value-type="float" office:value="4.67959949937422" calcext:value-type="float">
            <text:p>4.67959949937422</text:p>
          </table:table-cell>
          <table:table-cell table:formula="of:=[.P7]/[.$D7]" office:value-type="float" office:value="36.5894868585732" calcext:value-type="float">
            <text:p>36.5894868585732</text:p>
          </table:table-cell>
          <table:table-cell table:formula="of:=[.Q7]/[.$D7]" office:value-type="float" office:value="6.84355444305382" calcext:value-type="float">
            <text:p>6.84355444305382</text:p>
          </table:table-cell>
          <table:table-cell table:formula="of:=[.R7]/[.$D7]" office:value-type="float" office:value="4.70212765957447" calcext:value-type="float">
            <text:p>4.70212765957447</text:p>
          </table:table-cell>
          <table:table-cell table:formula="of:=[.S7]/[.$D7]" office:value-type="float" office:value="6.81476846057572" calcext:value-type="float">
            <text:p>6.81476846057572</text:p>
          </table:table-cell>
          <table:table-cell table:formula="of:=[.T7]/[.$D7]" office:value-type="float" office:value="3.95619524405507" calcext:value-type="float">
            <text:p>3.95619524405507</text:p>
          </table:table-cell>
          <table:table-cell table:formula="of:=[.U7]/[.$D7]" office:value-type="float" office:value="4.09887359198999" calcext:value-type="float">
            <text:p>4.09887359198999</text:p>
          </table:table-cell>
          <table:table-cell table:formula="of:=[.V7]/[.$D7]" office:value-type="float" office:value="5.34543178973717" calcext:value-type="float">
            <text:p>5.34543178973717</text:p>
          </table:table-cell>
          <table:table-cell table:formula="of:=[.W7]/[.$D7]" office:value-type="float" office:value="3.90488110137672" calcext:value-type="float">
            <text:p>3.90488110137672</text:p>
          </table:table-cell>
          <table:table-cell table:formula="of:=[.X7]/[.$D7]" office:value-type="float" office:value="20.3354192740926" calcext:value-type="float">
            <text:p>20.3354192740926</text:p>
          </table:table-cell>
          <table:table-cell table:formula="of:=[.Y7]/[.$D7]" office:value-type="float" office:value="3.81226533166458" calcext:value-type="float">
            <text:p>3.81226533166458</text:p>
          </table:table-cell>
          <table:table-cell table:formula="of:=[.Z7]/[.$D7]" office:value-type="float" office:value="3.78347934918648" calcext:value-type="float">
            <text:p>3.78347934918648</text:p>
          </table:table-cell>
        </table:table-row>
        <table:table-row table:style-name="ro1">
          <table:table-cell/>
          <table:table-cell table:formula="of:=[.B8]/([.B8]+[.C8])" office:value-type="float" office:value="0.0199444171979729" calcext:value-type="float">
            <text:p>0.0199444171979729</text:p>
          </table:table-cell>
          <table:table-cell table:formula="of:=[.B8]+[.C8]" office:value-type="float" office:value="24468" calcext:value-type="float">
            <text:p>24468</text:p>
          </table:table-cell>
          <table:table-cell table:formula="of:=[.A8]" office:value-type="float" office:value="2048" calcext:value-type="float">
            <text:p>2048</text:p>
          </table:table-cell>
          <table:table-cell table:formula="of:=[.E8]/[.$D8]" office:value-type="float" office:value="10.1153366583541" calcext:value-type="float">
            <text:p>10.1153366583541</text:p>
          </table:table-cell>
          <table:table-cell table:formula="of:=[.F8]/[.$D8]" office:value-type="float" office:value="4.27618453865337" calcext:value-type="float">
            <text:p>4.27618453865337</text:p>
          </table:table-cell>
          <table:table-cell table:formula="of:=[.G8]/[.$D8]" office:value-type="float" office:value="4.41334164588529" calcext:value-type="float">
            <text:p>4.41334164588529</text:p>
          </table:table-cell>
          <table:table-cell table:formula="of:=[.H8]/[.$D8]" office:value-type="float" office:value="4.99002493765586" calcext:value-type="float">
            <text:p>4.99002493765586</text:p>
          </table:table-cell>
          <table:table-cell table:formula="of:=[.I8]/[.$D8]" office:value-type="float" office:value="3.5" calcext:value-type="float">
            <text:p>3.5</text:p>
          </table:table-cell>
          <table:table-cell table:formula="of:=[.J8]/[.$D8]" office:value-type="float" office:value="12.3079800498753" calcext:value-type="float">
            <text:p>12.3079800498753</text:p>
          </table:table-cell>
          <table:table-cell table:formula="of:=[.K8]/[.$D8]" office:value-type="float" office:value="5.10847880299252" calcext:value-type="float">
            <text:p>5.10847880299252</text:p>
          </table:table-cell>
          <table:table-cell table:formula="of:=[.L8]/[.$D8]" office:value-type="float" office:value="13.1502493765586" calcext:value-type="float">
            <text:p>13.1502493765586</text:p>
          </table:table-cell>
          <table:table-cell table:formula="of:=[.M8]/[.$D8]" office:value-type="float" office:value="4.19638403990025" calcext:value-type="float">
            <text:p>4.19638403990025</text:p>
          </table:table-cell>
          <table:table-cell table:formula="of:=[.N8]/[.$D8]" office:value-type="float" office:value="20.6614713216958" calcext:value-type="float">
            <text:p>20.6614713216958</text:p>
          </table:table-cell>
          <table:table-cell table:formula="of:=[.O8]/[.$D8]" office:value-type="float" office:value="3.87094763092269" calcext:value-type="float">
            <text:p>3.87094763092269</text:p>
          </table:table-cell>
          <table:table-cell table:formula="of:=[.P8]/[.$D8]" office:value-type="float" office:value="35.4507481296758" calcext:value-type="float">
            <text:p>35.4507481296758</text:p>
          </table:table-cell>
          <table:table-cell table:formula="of:=[.Q8]/[.$D8]" office:value-type="float" office:value="5.01932668329177" calcext:value-type="float">
            <text:p>5.01932668329177</text:p>
          </table:table-cell>
          <table:table-cell table:formula="of:=[.R8]/[.$D8]" office:value-type="float" office:value="3.83915211970075" calcext:value-type="float">
            <text:p>3.83915211970075</text:p>
          </table:table-cell>
          <table:table-cell table:formula="of:=[.S8]/[.$D8]" office:value-type="float" office:value="4.95074812967581" calcext:value-type="float">
            <text:p>4.95074812967581</text:p>
          </table:table-cell>
          <table:table-cell table:formula="of:=[.T8]/[.$D8]" office:value-type="float" office:value="3.93266832917706" calcext:value-type="float">
            <text:p>3.93266832917706</text:p>
          </table:table-cell>
          <table:table-cell table:formula="of:=[.U8]/[.$D8]" office:value-type="float" office:value="4.06733167082294" calcext:value-type="float">
            <text:p>4.06733167082294</text:p>
          </table:table-cell>
          <table:table-cell table:formula="of:=[.V8]/[.$D8]" office:value-type="float" office:value="4.99002493765586" calcext:value-type="float">
            <text:p>4.99002493765586</text:p>
          </table:table-cell>
          <table:table-cell table:formula="of:=[.W8]/[.$D8]" office:value-type="float" office:value="3.49937655860349" calcext:value-type="float">
            <text:p>3.49937655860349</text:p>
          </table:table-cell>
          <table:table-cell table:formula="of:=[.X8]/[.$D8]" office:value-type="float" office:value="20.2281795511222" calcext:value-type="float">
            <text:p>20.2281795511222</text:p>
          </table:table-cell>
          <table:table-cell table:formula="of:=[.Y8]/[.$D8]" office:value-type="float" office:value="3.43516209476309" calcext:value-type="float">
            <text:p>3.43516209476309</text:p>
          </table:table-cell>
          <table:table-cell table:formula="of:=[.Z8]/[.$D8]" office:value-type="float" office:value="3.36221945137157" calcext:value-type="float">
            <text:p>3.36221945137157</text:p>
          </table:table-cell>
        </table:table-row>
        <table:table-row table:style-name="ro1">
          <table:table-cell/>
          <table:table-cell table:formula="of:=[.B9]/([.B9]+[.C9])" office:value-type="float" office:value="0.0101454314876557" calcext:value-type="float">
            <text:p>0.0101454314876557</text:p>
          </table:table-cell>
          <table:table-cell table:formula="of:=[.B9]+[.C9]" office:value-type="float" office:value="48889" calcext:value-type="float">
            <text:p>48889</text:p>
          </table:table-cell>
          <table:table-cell table:formula="of:=[.A9]" office:value-type="float" office:value="4096" calcext:value-type="float">
            <text:p>4096</text:p>
          </table:table-cell>
          <table:table-cell table:formula="of:=[.E9]/[.$D9]" office:value-type="float" office:value="10.1605015673981" calcext:value-type="float">
            <text:p>10.1605015673981</text:p>
          </table:table-cell>
          <table:table-cell table:formula="of:=[.F9]/[.$D9]" office:value-type="float" office:value="4.12445141065831" calcext:value-type="float">
            <text:p>4.12445141065831</text:p>
          </table:table-cell>
          <table:table-cell table:formula="of:=[.G9]/[.$D9]" office:value-type="float" office:value="4.25548589341693" calcext:value-type="float">
            <text:p>4.25548589341693</text:p>
          </table:table-cell>
          <table:table-cell table:formula="of:=[.H9]/[.$D9]" office:value-type="float" office:value="4.84200626959248" calcext:value-type="float">
            <text:p>4.84200626959248</text:p>
          </table:table-cell>
          <table:table-cell table:formula="of:=[.I9]/[.$D9]" office:value-type="float" office:value="3.32006269592477" calcext:value-type="float">
            <text:p>3.32006269592477</text:p>
          </table:table-cell>
          <table:table-cell table:formula="of:=[.J9]/[.$D9]" office:value-type="float" office:value="12.0137931034483" calcext:value-type="float">
            <text:p>12.0137931034483</text:p>
          </table:table-cell>
          <table:table-cell table:formula="of:=[.K9]/[.$D9]" office:value-type="float" office:value="4.63573667711599" calcext:value-type="float">
            <text:p>4.63573667711599</text:p>
          </table:table-cell>
          <table:table-cell table:formula="of:=[.L9]/[.$D9]" office:value-type="float" office:value="12.8614420062696" calcext:value-type="float">
            <text:p>12.8614420062696</text:p>
          </table:table-cell>
          <table:table-cell table:formula="of:=[.M9]/[.$D9]" office:value-type="float" office:value="3.70470219435737" calcext:value-type="float">
            <text:p>3.70470219435737</text:p>
          </table:table-cell>
          <table:table-cell table:formula="of:=[.N9]/[.$D9]" office:value-type="float" office:value="20.5445141065831" calcext:value-type="float">
            <text:p>20.5445141065831</text:p>
          </table:table-cell>
          <table:table-cell table:formula="of:=[.O9]/[.$D9]" office:value-type="float" office:value="3.48808777429467" calcext:value-type="float">
            <text:p>3.48808777429467</text:p>
          </table:table-cell>
          <table:table-cell table:formula="of:=[.P9]/[.$D9]" office:value-type="float" office:value="35.1275862068966" calcext:value-type="float">
            <text:p>35.1275862068966</text:p>
          </table:table-cell>
          <table:table-cell table:formula="of:=[.Q9]/[.$D9]" office:value-type="float" office:value="4.11473354231975" calcext:value-type="float">
            <text:p>4.11473354231975</text:p>
          </table:table-cell>
          <table:table-cell table:formula="of:=[.R9]/[.$D9]" office:value-type="float" office:value="3.43354231974922" calcext:value-type="float">
            <text:p>3.43354231974922</text:p>
          </table:table-cell>
          <table:table-cell table:formula="of:=[.S9]/[.$D9]" office:value-type="float" office:value="4.02539184952978" calcext:value-type="float">
            <text:p>4.02539184952978</text:p>
          </table:table-cell>
          <table:table-cell table:formula="of:=[.T9]/[.$D9]" office:value-type="float" office:value="3.94858934169279" calcext:value-type="float">
            <text:p>3.94858934169279</text:p>
          </table:table-cell>
          <table:table-cell table:formula="of:=[.U9]/[.$D9]" office:value-type="float" office:value="4.07868338557994" calcext:value-type="float">
            <text:p>4.07868338557994</text:p>
          </table:table-cell>
          <table:table-cell table:formula="of:=[.V9]/[.$D9]" office:value-type="float" office:value="4.8423197492163" calcext:value-type="float">
            <text:p>4.8423197492163</text:p>
          </table:table-cell>
          <table:table-cell table:formula="of:=[.W9]/[.$D9]" office:value-type="float" office:value="3.32006269592477" calcext:value-type="float">
            <text:p>3.32006269592477</text:p>
          </table:table-cell>
          <table:table-cell table:formula="of:=[.X9]/[.$D9]" office:value-type="float" office:value="20.323197492163" calcext:value-type="float">
            <text:p>20.323197492163</text:p>
          </table:table-cell>
          <table:table-cell table:formula="of:=[.Y9]/[.$D9]" office:value-type="float" office:value="3.26332288401254" calcext:value-type="float">
            <text:p>3.26332288401254</text:p>
          </table:table-cell>
          <table:table-cell table:formula="of:=[.Z9]/[.$D9]" office:value-type="float" office:value="3.17398119122257" calcext:value-type="float">
            <text:p>3.17398119122257</text:p>
          </table:table-cell>
        </table:table-row>
        <table:table-row table:style-name="ro1">
          <table:table-cell/>
          <table:table-cell table:formula="of:=[.B10]/([.B10]+[.C10])" office:value-type="float" office:value="0.00513424882147981" calcext:value-type="float">
            <text:p>0.00513424882147981</text:p>
          </table:table-cell>
          <table:table-cell table:formula="of:=[.B10]+[.C10]" office:value-type="float" office:value="97580" calcext:value-type="float">
            <text:p>97580</text:p>
          </table:table-cell>
          <table:table-cell table:formula="of:=[.A10]" office:value-type="float" office:value="8192" calcext:value-type="float">
            <text:p>8192</text:p>
          </table:table-cell>
          <table:table-cell table:formula="of:=[.E10]/[.$D10]" office:value-type="float" office:value="10.1544740973312" calcext:value-type="float">
            <text:p>10.1544740973312</text:p>
          </table:table-cell>
          <table:table-cell table:formula="of:=[.F10]/[.$D10]" office:value-type="float" office:value="4.03673469387755" calcext:value-type="float">
            <text:p>4.03673469387755</text:p>
          </table:table-cell>
          <table:table-cell table:formula="of:=[.G10]/[.$D10]" office:value-type="float" office:value="4.1607535321821" calcext:value-type="float">
            <text:p>4.1607535321821</text:p>
          </table:table-cell>
          <table:table-cell table:formula="of:=[.H10]/[.$D10]" office:value-type="float" office:value="4.75164835164835" calcext:value-type="float">
            <text:p>4.75164835164835</text:p>
          </table:table-cell>
          <table:table-cell table:formula="of:=[.I10]/[.$D10]" office:value-type="float" office:value="3.21805337519623" calcext:value-type="float">
            <text:p>3.21805337519623</text:p>
          </table:table-cell>
          <table:table-cell table:formula="of:=[.J10]/[.$D10]" office:value-type="float" office:value="11.8116169544741" calcext:value-type="float">
            <text:p>11.8116169544741</text:p>
          </table:table-cell>
          <table:table-cell table:formula="of:=[.K10]/[.$D10]" office:value-type="float" office:value="4.38147566718995" calcext:value-type="float">
            <text:p>4.38147566718995</text:p>
          </table:table-cell>
          <table:table-cell table:formula="of:=[.L10]/[.$D10]" office:value-type="float" office:value="12.6579277864992" calcext:value-type="float">
            <text:p>12.6579277864992</text:p>
          </table:table-cell>
          <table:table-cell table:formula="of:=[.M10]/[.$D10]" office:value-type="float" office:value="3.44081632653061" calcext:value-type="float">
            <text:p>3.44081632653061</text:p>
          </table:table-cell>
          <table:table-cell table:formula="of:=[.N10]/[.$D10]" office:value-type="float" office:value="20.4276295133438" calcext:value-type="float">
            <text:p>20.4276295133438</text:p>
          </table:table-cell>
          <table:table-cell table:formula="of:=[.O10]/[.$D10]" office:value-type="float" office:value="3.28320251177394" calcext:value-type="float">
            <text:p>3.28320251177394</text:p>
          </table:table-cell>
          <table:table-cell table:formula="of:=[.P10]/[.$D10]" office:value-type="float" office:value="34.8273155416013" calcext:value-type="float">
            <text:p>34.8273155416013</text:p>
          </table:table-cell>
          <table:table-cell table:formula="of:=[.Q10]/[.$D10]" office:value-type="float" office:value="3.64175824175824" calcext:value-type="float">
            <text:p>3.64175824175824</text:p>
          </table:table-cell>
          <table:table-cell table:formula="of:=[.R10]/[.$D10]" office:value-type="float" office:value="3.21726844583987" calcext:value-type="float">
            <text:p>3.21726844583987</text:p>
          </table:table-cell>
          <table:table-cell table:formula="of:=[.S10]/[.$D10]" office:value-type="float" office:value="3.5425431711146" calcext:value-type="float">
            <text:p>3.5425431711146</text:p>
          </table:table-cell>
          <table:table-cell table:formula="of:=[.T10]/[.$D10]" office:value-type="float" office:value="3.94772370486656" calcext:value-type="float">
            <text:p>3.94772370486656</text:p>
          </table:table-cell>
          <table:table-cell table:formula="of:=[.U10]/[.$D10]" office:value-type="float" office:value="4.07252747252747" calcext:value-type="float">
            <text:p>4.07252747252747</text:p>
          </table:table-cell>
          <table:table-cell table:formula="of:=[.V10]/[.$D10]" office:value-type="float" office:value="4.75164835164835" calcext:value-type="float">
            <text:p>4.75164835164835</text:p>
          </table:table-cell>
          <table:table-cell table:formula="of:=[.W10]/[.$D10]" office:value-type="float" office:value="3.21805337519623" calcext:value-type="float">
            <text:p>3.21805337519623</text:p>
          </table:table-cell>
          <table:table-cell table:formula="of:=[.X10]/[.$D10]" office:value-type="float" office:value="20.3155416012559" calcext:value-type="float">
            <text:p>20.3155416012559</text:p>
          </table:table-cell>
          <table:table-cell table:formula="of:=[.Y10]/[.$D10]" office:value-type="float" office:value="3.16954474097331" calcext:value-type="float">
            <text:p>3.16954474097331</text:p>
          </table:table-cell>
          <table:table-cell table:formula="of:=[.Z10]/[.$D10]" office:value-type="float" office:value="3.07001569858713" calcext:value-type="float">
            <text:p>3.07001569858713</text:p>
          </table:table-cell>
        </table:table-row>
        <table:table-row table:style-name="ro1">
          <table:table-cell/>
          <table:table-cell table:formula="of:=[.B11]/([.B11]+[.C11])" office:value-type="float" office:value="0.00257107667043005" calcext:value-type="float">
            <text:p>0.00257107667043005</text:p>
          </table:table-cell>
          <table:table-cell table:formula="of:=[.B11]+[.C11]" office:value-type="float" office:value="194860" calcext:value-type="float">
            <text:p>194860</text:p>
          </table:table-cell>
          <table:table-cell table:formula="of:=[.A11]" office:value-type="float" office:value="16384" calcext:value-type="float">
            <text:p>16384</text:p>
          </table:table-cell>
          <table:table-cell table:formula="of:=[.E11]/[.$D11]" office:value-type="float" office:value="10.1466499096693" calcext:value-type="float">
            <text:p>10.1466499096693</text:p>
          </table:table-cell>
          <table:table-cell table:formula="of:=[.F11]/[.$D11]" office:value-type="float" office:value="3.98971015631137" calcext:value-type="float">
            <text:p>3.98971015631137</text:p>
          </table:table-cell>
          <table:table-cell table:formula="of:=[.G11]/[.$D11]" office:value-type="float" office:value="4.111695860498" calcext:value-type="float">
            <text:p>4.111695860498</text:p>
          </table:table-cell>
          <table:table-cell table:formula="of:=[.H11]/[.$D11]" office:value-type="float" office:value="4.70300840468149" calcext:value-type="float">
            <text:p>4.70300840468149</text:p>
          </table:table-cell>
          <table:table-cell table:formula="of:=[.I11]/[.$D11]" office:value-type="float" office:value="3.16448040216794" calcext:value-type="float">
            <text:p>3.16448040216794</text:p>
          </table:table-cell>
          <table:table-cell table:formula="of:=[.J11]/[.$D11]" office:value-type="float" office:value="11.7018301783049" calcext:value-type="float">
            <text:p>11.7018301783049</text:p>
          </table:table-cell>
          <table:table-cell table:formula="of:=[.K11]/[.$D11]" office:value-type="float" office:value="4.24907705600503" calcext:value-type="float">
            <text:p>4.24907705600503</text:p>
          </table:table-cell>
          <table:table-cell table:formula="of:=[.L11]/[.$D11]" office:value-type="float" office:value="12.5472468777001" calcext:value-type="float">
            <text:p>12.5472468777001</text:p>
          </table:table-cell>
          <table:table-cell table:formula="of:=[.M11]/[.$D11]" office:value-type="float" office:value="3.30406095357788" calcext:value-type="float">
            <text:p>3.30406095357788</text:p>
          </table:table-cell>
          <table:table-cell table:formula="of:=[.N11]/[.$D11]" office:value-type="float" office:value="20.3548817846202" calcext:value-type="float">
            <text:p>20.3548817846202</text:p>
          </table:table-cell>
          <table:table-cell table:formula="of:=[.O11]/[.$D11]" office:value-type="float" office:value="3.17759798916032" calcext:value-type="float">
            <text:p>3.17759798916032</text:p>
          </table:table-cell>
          <table:table-cell table:formula="of:=[.P11]/[.$D11]" office:value-type="float" office:value="34.654308381117" calcext:value-type="float">
            <text:p>34.654308381117</text:p>
          </table:table-cell>
          <table:table-cell table:formula="of:=[.Q11]/[.$D11]" office:value-type="float" office:value="3.39808341842746" calcext:value-type="float">
            <text:p>3.39808341842746</text:p>
          </table:table-cell>
          <table:table-cell table:formula="of:=[.R11]/[.$D11]" office:value-type="float" office:value="3.1058832770403" calcext:value-type="float">
            <text:p>3.1058832770403</text:p>
          </table:table-cell>
          <table:table-cell table:formula="of:=[.S11]/[.$D11]" office:value-type="float" office:value="3.29455659414029" calcext:value-type="float">
            <text:p>3.29455659414029</text:p>
          </table:table-cell>
          <table:table-cell table:formula="of:=[.T11]/[.$D11]" office:value-type="float" office:value="3.94525174770246" calcext:value-type="float">
            <text:p>3.94525174770246</text:p>
          </table:table-cell>
          <table:table-cell table:formula="of:=[.U11]/[.$D11]" office:value-type="float" office:value="4.06692325818867" calcext:value-type="float">
            <text:p>4.06692325818867</text:p>
          </table:table-cell>
          <table:table-cell table:formula="of:=[.V11]/[.$D11]" office:value-type="float" office:value="4.70355824365721" calcext:value-type="float">
            <text:p>4.70355824365721</text:p>
          </table:table-cell>
          <table:table-cell table:formula="of:=[.W11]/[.$D11]" office:value-type="float" office:value="3.16455895059304" calcext:value-type="float">
            <text:p>3.16455895059304</text:p>
          </table:table-cell>
          <table:table-cell table:formula="of:=[.X11]/[.$D11]" office:value-type="float" office:value="20.298876757521" calcext:value-type="float">
            <text:p>20.298876757521</text:p>
          </table:table-cell>
          <table:table-cell table:formula="of:=[.Y11]/[.$D11]" office:value-type="float" office:value="3.12065038095986" calcext:value-type="float">
            <text:p>3.12065038095986</text:p>
          </table:table-cell>
          <table:table-cell table:formula="of:=[.Z11]/[.$D11]" office:value-type="float" office:value="3.01610242714634" calcext:value-type="float">
            <text:p>3.01610242714634</text:p>
          </table:table-cell>
        </table:table-row>
        <table:table-row table:style-name="ro1">
          <table:table-cell/>
          <table:table-cell table:formula="of:=[.B12]/([.B12]+[.C12])" office:value-type="float" office:value="0.00128521515168617" calcext:value-type="float">
            <text:p>0.00128521515168617</text:p>
          </table:table-cell>
          <table:table-cell table:formula="of:=[.B12]+[.C12]" office:value-type="float" office:value="389818" calcext:value-type="float">
            <text:p>389818</text:p>
          </table:table-cell>
          <table:table-cell table:formula="of:=[.A12]" office:value-type="float" office:value="32768" calcext:value-type="float">
            <text:p>32768</text:p>
          </table:table-cell>
          <table:table-cell table:formula="of:=[.E12]/[.$D12]" office:value-type="float" office:value="10.1472539551682" calcext:value-type="float">
            <text:p>10.1472539551682</text:p>
          </table:table-cell>
          <table:table-cell table:formula="of:=[.F12]/[.$D12]" office:value-type="float" office:value="3.96667059239194" calcext:value-type="float">
            <text:p>3.96667059239194</text:p>
          </table:table-cell>
          <table:table-cell table:formula="of:=[.G12]/[.$D12]" office:value-type="float" office:value="4.08770070270483" calcext:value-type="float">
            <text:p>4.08770070270483</text:p>
          </table:table-cell>
          <table:table-cell table:formula="of:=[.H12]/[.$D12]" office:value-type="float" office:value="4.68024967612767" calcext:value-type="float">
            <text:p>4.68024967612767</text:p>
          </table:table-cell>
          <table:table-cell table:formula="of:=[.I12]/[.$D12]" office:value-type="float" office:value="3.13783221450163" calcext:value-type="float">
            <text:p>3.13783221450163</text:p>
          </table:table-cell>
          <table:table-cell table:formula="of:=[.J12]/[.$D12]" office:value-type="float" office:value="11.6672555254583" calcext:value-type="float">
            <text:p>11.6672555254583</text:p>
          </table:table-cell>
          <table:table-cell table:formula="of:=[.K12]/[.$D12]" office:value-type="float" office:value="4.18313508420681" calcext:value-type="float">
            <text:p>4.18313508420681</text:p>
          </table:table-cell>
          <table:table-cell table:formula="of:=[.L12]/[.$D12]" office:value-type="float" office:value="12.5130922938013" calcext:value-type="float">
            <text:p>12.5130922938013</text:p>
          </table:table-cell>
          <table:table-cell table:formula="of:=[.M12]/[.$D12]" office:value-type="float" office:value="3.23577906018137" calcext:value-type="float">
            <text:p>3.23577906018137</text:p>
          </table:table-cell>
          <table:table-cell table:formula="of:=[.N12]/[.$D12]" office:value-type="float" office:value="20.3230086758529" calcext:value-type="float">
            <text:p>20.3230086758529</text:p>
          </table:table-cell>
          <table:table-cell table:formula="of:=[.O12]/[.$D12]" office:value-type="float" office:value="3.12350331723786" calcext:value-type="float">
            <text:p>3.12350331723786</text:p>
          </table:table-cell>
          <table:table-cell table:formula="of:=[.P12]/[.$D12]" office:value-type="float" office:value="34.6102147371727" calcext:value-type="float">
            <text:p>34.6102147371727</text:p>
          </table:table-cell>
          <table:table-cell table:formula="of:=[.Q12]/[.$D12]" office:value-type="float" office:value="3.27519334196993" calcext:value-type="float">
            <text:p>3.27519334196993</text:p>
          </table:table-cell>
          <table:table-cell table:formula="of:=[.R12]/[.$D12]" office:value-type="float" office:value="3.0484041926746" calcext:value-type="float">
            <text:p>3.0484041926746</text:p>
          </table:table-cell>
          <table:table-cell table:formula="of:=[.S12]/[.$D12]" office:value-type="float" office:value="3.16798178463471" calcext:value-type="float">
            <text:p>3.16798178463471</text:p>
          </table:table-cell>
          <table:table-cell table:formula="of:=[.T12]/[.$D12]" office:value-type="float" office:value="3.94449024457269" calcext:value-type="float">
            <text:p>3.94449024457269</text:p>
          </table:table-cell>
          <table:table-cell table:formula="of:=[.U12]/[.$D12]" office:value-type="float" office:value="4.06504926785224" calcext:value-type="float">
            <text:p>4.06504926785224</text:p>
          </table:table-cell>
          <table:table-cell table:formula="of:=[.V12]/[.$D12]" office:value-type="float" office:value="4.68028893338044" calcext:value-type="float">
            <text:p>4.68028893338044</text:p>
          </table:table-cell>
          <table:table-cell table:formula="of:=[.W12]/[.$D12]" office:value-type="float" office:value="3.13783221450163" calcext:value-type="float">
            <text:p>3.13783221450163</text:p>
          </table:table-cell>
          <table:table-cell table:formula="of:=[.X12]/[.$D12]" office:value-type="float" office:value="20.2950575118753" calcext:value-type="float">
            <text:p>20.2950575118753</text:p>
          </table:table-cell>
          <table:table-cell table:formula="of:=[.Y12]/[.$D12]" office:value-type="float" office:value="3.09508106622699" calcext:value-type="float">
            <text:p>3.09508106622699</text:p>
          </table:table-cell>
          <table:table-cell table:formula="of:=[.Z12]/[.$D12]" office:value-type="float" office:value="2.98739842185844" calcext:value-type="float">
            <text:p>2.98739842185844</text:p>
          </table:table-cell>
        </table:table-row>
        <table:table-row table:style-name="ro1">
          <table:table-cell/>
          <table:table-cell table:formula="of:=[.B13]/([.B13]+[.C13])" office:value-type="float" office:value="0.000642956418848248" calcext:value-type="float">
            <text:p>0.000642956418848248</text:p>
          </table:table-cell>
          <table:table-cell table:formula="of:=[.B13]+[.C13]" office:value-type="float" office:value="779213" calcext:value-type="float">
            <text:p>779213</text:p>
          </table:table-cell>
          <table:table-cell table:formula="of:=[.A13]" office:value-type="float" office:value="65536" calcext:value-type="float">
            <text:p>65536</text:p>
          </table:table-cell>
          <table:table-cell table:formula="of:=[.E13]/[.$D13]" office:value-type="float" office:value="10.1489541392517" calcext:value-type="float">
            <text:p>10.1489541392517</text:p>
          </table:table-cell>
          <table:table-cell table:formula="of:=[.F13]/[.$D13]" office:value-type="float" office:value="3.95590690366297" calcext:value-type="float">
            <text:p>3.95590690366297</text:p>
          </table:table-cell>
          <table:table-cell table:formula="of:=[.G13]/[.$D13]" office:value-type="float" office:value="4.07624472159482" calcext:value-type="float">
            <text:p>4.07624472159482</text:p>
          </table:table-cell>
          <table:table-cell table:formula="of:=[.H13]/[.$D13]" office:value-type="float" office:value="4.66954728469017" calcext:value-type="float">
            <text:p>4.66954728469017</text:p>
          </table:table-cell>
          <table:table-cell table:formula="of:=[.I13]/[.$D13]" office:value-type="float" office:value="3.12534616517726" calcext:value-type="float">
            <text:p>3.12534616517726</text:p>
          </table:table-cell>
          <table:table-cell table:formula="of:=[.J13]/[.$D13]" office:value-type="float" office:value="11.6427968182265" calcext:value-type="float">
            <text:p>11.6427968182265</text:p>
          </table:table-cell>
          <table:table-cell table:formula="of:=[.K13]/[.$D13]" office:value-type="float" office:value="4.15095747814986" calcext:value-type="float">
            <text:p>4.15095747814986</text:p>
          </table:table-cell>
          <table:table-cell table:formula="of:=[.L13]/[.$D13]" office:value-type="float" office:value="12.4888932534617" calcext:value-type="float">
            <text:p>12.4888932534617</text:p>
          </table:table-cell>
          <table:table-cell table:formula="of:=[.M13]/[.$D13]" office:value-type="float" office:value="3.20265147795345" calcext:value-type="float">
            <text:p>3.20265147795345</text:p>
          </table:table-cell>
          <table:table-cell table:formula="of:=[.N13]/[.$D13]" office:value-type="float" office:value="20.310321123441" calcext:value-type="float">
            <text:p>20.310321123441</text:p>
          </table:table-cell>
          <table:table-cell table:formula="of:=[.O13]/[.$D13]" office:value-type="float" office:value="3.09820288716488" calcext:value-type="float">
            <text:p>3.09820288716488</text:p>
          </table:table-cell>
          <table:table-cell table:formula="of:=[.P13]/[.$D13]" office:value-type="float" office:value="34.5765295099676" calcext:value-type="float">
            <text:p>34.5765295099676</text:p>
          </table:table-cell>
          <table:table-cell table:formula="of:=[.Q13]/[.$D13]" office:value-type="float" office:value="3.21514288520083" calcext:value-type="float">
            <text:p>3.21514288520083</text:p>
          </table:table-cell>
          <table:table-cell table:formula="of:=[.R13]/[.$D13]" office:value-type="float" office:value="3.02182068152804" calcext:value-type="float">
            <text:p>3.02182068152804</text:p>
          </table:table-cell>
          <table:table-cell table:formula="of:=[.S13]/[.$D13]" office:value-type="float" office:value="3.10694294412256" calcext:value-type="float">
            <text:p>3.10694294412256</text:p>
          </table:table-cell>
          <table:table-cell table:formula="of:=[.T13]/[.$D13]" office:value-type="float" office:value="3.94477069625847" calcext:value-type="float">
            <text:p>3.94477069625847</text:p>
          </table:table-cell>
          <table:table-cell table:formula="of:=[.U13]/[.$D13]" office:value-type="float" office:value="4.06506923303545" calcext:value-type="float">
            <text:p>4.06506923303545</text:p>
          </table:table-cell>
          <table:table-cell table:formula="of:=[.V13]/[.$D13]" office:value-type="float" office:value="4.66940980064814" calcext:value-type="float">
            <text:p>4.66940980064814</text:p>
          </table:table-cell>
          <table:table-cell table:formula="of:=[.W13]/[.$D13]" office:value-type="float" office:value="3.12534616517726" calcext:value-type="float">
            <text:p>3.12534616517726</text:p>
          </table:table-cell>
          <table:table-cell table:formula="of:=[.X13]/[.$D13]" office:value-type="float" office:value="20.2963566728862" calcext:value-type="float">
            <text:p>20.2963566728862</text:p>
          </table:table-cell>
          <table:table-cell table:formula="of:=[.Y13]/[.$D13]" office:value-type="float" office:value="3.08384562506138" calcext:value-type="float">
            <text:p>3.08384562506138</text:p>
          </table:table-cell>
          <table:table-cell table:formula="of:=[.Z13]/[.$D13]" office:value-type="float" office:value="2.97521359127958" calcext:value-type="float">
            <text:p>2.97521359127958</text:p>
          </table:table-cell>
        </table:table-row>
        <table:table-row table:style-name="ro1">
          <table:table-cell/>
          <table:table-cell table:formula="of:=[.B14]/([.B14]+[.C14])" office:value-type="float" office:value="0.000321012888571365" calcext:value-type="float">
            <text:p>0.000321012888571365</text:p>
          </table:table-cell>
          <table:table-cell table:formula="of:=[.B14]+[.C14]" office:value-type="float" office:value="1560685" calcext:value-type="float">
            <text:p>1560685</text:p>
          </table:table-cell>
          <table:table-cell table:formula="of:=[.A14]" office:value-type="float" office:value="131072" calcext:value-type="float">
            <text:p>131072</text:p>
          </table:table-cell>
          <table:table-cell table:formula="of:=[.E14]/[.$D14]" office:value-type="float" office:value="10.1509171162334" calcext:value-type="float">
            <text:p>10.1509171162334</text:p>
          </table:table-cell>
          <table:table-cell table:formula="of:=[.F14]/[.$D14]" office:value-type="float" office:value="3.95105443845022" calcext:value-type="float">
            <text:p>3.95105443845022</text:p>
          </table:table-cell>
          <table:table-cell table:formula="of:=[.G14]/[.$D14]" office:value-type="float" office:value="4.07092692496322" calcext:value-type="float">
            <text:p>4.07092692496322</text:p>
          </table:table-cell>
          <table:table-cell table:formula="of:=[.H14]/[.$D14]" office:value-type="float" office:value="4.66464933791074" calcext:value-type="float">
            <text:p>4.66464933791074</text:p>
          </table:table-cell>
          <table:table-cell table:formula="of:=[.I14]/[.$D14]" office:value-type="float" office:value="3.11878371750858" calcext:value-type="float">
            <text:p>3.11878371750858</text:p>
          </table:table-cell>
          <table:table-cell table:formula="of:=[.J14]/[.$D14]" office:value-type="float" office:value="11.636213830309" calcext:value-type="float">
            <text:p>11.636213830309</text:p>
          </table:table-cell>
          <table:table-cell table:formula="of:=[.K14]/[.$D14]" office:value-type="float" office:value="4.13509563511525" calcext:value-type="float">
            <text:p>4.13509563511525</text:p>
          </table:table-cell>
          <table:table-cell table:formula="of:=[.L14]/[.$D14]" office:value-type="float" office:value="12.4821579205493" calcext:value-type="float">
            <text:p>12.4821579205493</text:p>
          </table:table-cell>
          <table:table-cell table:formula="of:=[.M14]/[.$D14]" office:value-type="float" office:value="3.1854340362923" calcext:value-type="float">
            <text:p>3.1854340362923</text:p>
          </table:table-cell>
          <table:table-cell table:formula="of:=[.N14]/[.$D14]" office:value-type="float" office:value="20.3086022560079" calcext:value-type="float">
            <text:p>20.3086022560079</text:p>
          </table:table-cell>
          <table:table-cell table:formula="of:=[.O14]/[.$D14]" office:value-type="float" office:value="3.08304070622854" calcext:value-type="float">
            <text:p>3.08304070622854</text:p>
          </table:table-cell>
          <table:table-cell table:formula="of:=[.P14]/[.$D14]" office:value-type="float" office:value="34.5741539970574" calcext:value-type="float">
            <text:p>34.5741539970574</text:p>
          </table:table-cell>
          <table:table-cell table:formula="of:=[.Q14]/[.$D14]" office:value-type="float" office:value="3.18264835703776" calcext:value-type="float">
            <text:p>3.18264835703776</text:p>
          </table:table-cell>
          <table:table-cell table:formula="of:=[.R14]/[.$D14]" office:value-type="float" office:value="3.00569887199608" calcext:value-type="float">
            <text:p>3.00569887199608</text:p>
          </table:table-cell>
          <table:table-cell table:formula="of:=[.S14]/[.$D14]" office:value-type="float" office:value="3.07342815105444" calcext:value-type="float">
            <text:p>3.07342815105444</text:p>
          </table:table-cell>
          <table:table-cell table:formula="of:=[.T14]/[.$D14]" office:value-type="float" office:value="3.94544384502207" calcext:value-type="float">
            <text:p>3.94544384502207</text:p>
          </table:table-cell>
          <table:table-cell table:formula="of:=[.U14]/[.$D14]" office:value-type="float" office:value="4.06534575772438" calcext:value-type="float">
            <text:p>4.06534575772438</text:p>
          </table:table-cell>
          <table:table-cell table:formula="of:=[.V14]/[.$D14]" office:value-type="float" office:value="4.66466895537028" calcext:value-type="float">
            <text:p>4.66466895537028</text:p>
          </table:table-cell>
          <table:table-cell table:formula="of:=[.W14]/[.$D14]" office:value-type="float" office:value="3.11879352623835" calcext:value-type="float">
            <text:p>3.11879352623835</text:p>
          </table:table-cell>
          <table:table-cell table:formula="of:=[.X14]/[.$D14]" office:value-type="float" office:value="20.3016478666013" calcext:value-type="float">
            <text:p>20.3016478666013</text:p>
          </table:table-cell>
          <table:table-cell table:formula="of:=[.Y14]/[.$D14]" office:value-type="float" office:value="3.07600784698382" calcext:value-type="float">
            <text:p>3.07600784698382</text:p>
          </table:table-cell>
          <table:table-cell table:formula="of:=[.Z14]/[.$D14]" office:value-type="float" office:value="2.96628739578225" calcext:value-type="float">
            <text:p>2.96628739578225</text:p>
          </table:table-cell>
        </table:table-row>
        <table:table-row table:style-name="ro1">
          <table:table-cell/>
          <table:table-cell table:formula="of:=[.B15]/([.B15]+[.C15])" office:value-type="float" office:value="0.00016044471046455" calcext:value-type="float">
            <text:p>0.00016044471046455</text:p>
          </table:table-cell>
          <table:table-cell table:formula="of:=[.B15]+[.C15]" office:value-type="float" office:value="3122571" calcext:value-type="float">
            <text:p>3122571</text:p>
          </table:table-cell>
          <table:table-cell table:formula="of:=[.A15]" office:value-type="float" office:value="262144" calcext:value-type="float">
            <text:p>262144</text:p>
          </table:table-cell>
          <table:table-cell table:formula="of:=[.E15]/[.$D15]" office:value-type="float" office:value="10.1510703183989" calcext:value-type="float">
            <text:p>10.1510703183989</text:p>
          </table:table-cell>
          <table:table-cell table:formula="of:=[.F15]/[.$D15]" office:value-type="float" office:value="3.94842565626256" calcext:value-type="float">
            <text:p>3.94842565626256</text:p>
          </table:table-cell>
          <table:table-cell table:formula="of:=[.G15]/[.$D15]" office:value-type="float" office:value="4.06816109198953" calcext:value-type="float">
            <text:p>4.06816109198953</text:p>
          </table:table-cell>
          <table:table-cell table:formula="of:=[.H15]/[.$D15]" office:value-type="float" office:value="4.66219515782661" calcext:value-type="float">
            <text:p>4.66219515782661</text:p>
          </table:table-cell>
          <table:table-cell table:formula="of:=[.I15]/[.$D15]" office:value-type="float" office:value="3.11563164965336" calcext:value-type="float">
            <text:p>3.11563164965336</text:p>
          </table:table-cell>
          <table:table-cell table:formula="of:=[.J15]/[.$D15]" office:value-type="float" office:value="11.6300807028898" calcext:value-type="float">
            <text:p>11.6300807028898</text:p>
          </table:table-cell>
          <table:table-cell table:formula="of:=[.K15]/[.$D15]" office:value-type="float" office:value="4.12718795046039" calcext:value-type="float">
            <text:p>4.12718795046039</text:p>
          </table:table-cell>
          <table:table-cell table:formula="of:=[.L15]/[.$D15]" office:value-type="float" office:value="12.4762598181979" calcext:value-type="float">
            <text:p>12.4762598181979</text:p>
          </table:table-cell>
          <table:table-cell table:formula="of:=[.M15]/[.$D15]" office:value-type="float" office:value="3.17712960511478" calcext:value-type="float">
            <text:p>3.17712960511478</text:p>
          </table:table-cell>
          <table:table-cell table:formula="of:=[.N15]/[.$D15]" office:value-type="float" office:value="20.3069651594936" calcext:value-type="float">
            <text:p>20.3069651594936</text:p>
          </table:table-cell>
          <table:table-cell table:formula="of:=[.O15]/[.$D15]" office:value-type="float" office:value="3.07598623245962" calcext:value-type="float">
            <text:p>3.07598623245962</text:p>
          </table:table-cell>
          <table:table-cell table:formula="of:=[.P15]/[.$D15]" office:value-type="float" office:value="34.5679159434786" calcext:value-type="float">
            <text:p>34.5679159434786</text:p>
          </table:table-cell>
          <table:table-cell table:formula="of:=[.Q15]/[.$D15]" office:value-type="float" office:value="3.16697555379049" calcext:value-type="float">
            <text:p>3.16697555379049</text:p>
          </table:table-cell>
          <table:table-cell table:formula="of:=[.R15]/[.$D15]" office:value-type="float" office:value="2.99814667725708" calcext:value-type="float">
            <text:p>2.99814667725708</text:p>
          </table:table-cell>
          <table:table-cell table:formula="of:=[.S15]/[.$D15]" office:value-type="float" office:value="3.05735984859628" calcext:value-type="float">
            <text:p>3.05735984859628</text:p>
          </table:table-cell>
          <table:table-cell table:formula="of:=[.T15]/[.$D15]" office:value-type="float" office:value="3.94566038105885" calcext:value-type="float">
            <text:p>3.94566038105885</text:p>
          </table:table-cell>
          <table:table-cell table:formula="of:=[.U15]/[.$D15]" office:value-type="float" office:value="4.06537620490493" calcext:value-type="float">
            <text:p>4.06537620490493</text:p>
          </table:table-cell>
          <table:table-cell table:formula="of:=[.V15]/[.$D15]" office:value-type="float" office:value="4.66220496376705" calcext:value-type="float">
            <text:p>4.66220496376705</text:p>
          </table:table-cell>
          <table:table-cell table:formula="of:=[.W15]/[.$D15]" office:value-type="float" office:value="3.11563655262358" calcext:value-type="float">
            <text:p>3.11563655262358</text:p>
          </table:table-cell>
          <table:table-cell table:formula="of:=[.X15]/[.$D15]" office:value-type="float" office:value="20.3035183714294" calcext:value-type="float">
            <text:p>20.3035183714294</text:p>
          </table:table-cell>
          <table:table-cell table:formula="of:=[.Y15]/[.$D15]" office:value-type="float" office:value="3.07244138499103" calcext:value-type="float">
            <text:p>3.07244138499103</text:p>
          </table:table-cell>
          <table:table-cell table:formula="of:=[.Z15]/[.$D15]" office:value-type="float" office:value="2.96237460653664" calcext:value-type="float">
            <text:p>2.96237460653664</text:p>
          </table:table-cell>
        </table:table-row>
        <table:table-row table:style-name="ro1">
          <table:table-cell/>
          <table:table-cell table:formula="of:=[.B16]/([.B16]+[.C16])" office:value-type="float" office:value="0.0000802232158941246" calcext:value-type="float">
            <text:p>8.02232158941246E-05</text:p>
          </table:table-cell>
          <table:table-cell table:formula="of:=[.B16]+[.C16]" office:value-type="float" office:value="6245075" calcext:value-type="float">
            <text:p>6245075</text:p>
          </table:table-cell>
          <table:table-cell table:formula="of:=[.A16]" office:value-type="float" office:value="524288" calcext:value-type="float">
            <text:p>524288</text:p>
          </table:table-cell>
          <table:table-cell table:formula="of:=[.E16]/[.$D16]" office:value-type="float" office:value="10.1502998298594" calcext:value-type="float">
            <text:p>10.1502998298594</text:p>
          </table:table-cell>
          <table:table-cell table:formula="of:=[.F16]/[.$D16]" office:value-type="float" office:value="3.94718042255662" calcext:value-type="float">
            <text:p>3.94718042255662</text:p>
          </table:table-cell>
          <table:table-cell table:formula="of:=[.G16]/[.$D16]" office:value-type="float" office:value="4.06681082035215" calcext:value-type="float">
            <text:p>4.06681082035215</text:p>
          </table:table-cell>
          <table:table-cell table:formula="of:=[.H16]/[.$D16]" office:value-type="float" office:value="4.66096916385959" calcext:value-type="float">
            <text:p>4.66096916385959</text:p>
          </table:table-cell>
          <table:table-cell table:formula="of:=[.I16]/[.$D16]" office:value-type="float" office:value="3.11414863519802" calcext:value-type="float">
            <text:p>3.11414863519802</text:p>
          </table:table-cell>
          <table:table-cell table:formula="of:=[.J16]/[.$D16]" office:value-type="float" office:value="11.6262962799523" calcext:value-type="float">
            <text:p>11.6262962799523</text:p>
          </table:table-cell>
          <table:table-cell table:formula="of:=[.K16]/[.$D16]" office:value-type="float" office:value="4.12319501443989" calcext:value-type="float">
            <text:p>4.12319501443989</text:p>
          </table:table-cell>
          <table:table-cell table:formula="of:=[.L16]/[.$D16]" office:value-type="float" office:value="12.4725985417923" calcext:value-type="float">
            <text:p>12.4725985417923</text:p>
          </table:table-cell>
          <table:table-cell table:formula="of:=[.M16]/[.$D16]" office:value-type="float" office:value="3.17303345444204" calcext:value-type="float">
            <text:p>3.17303345444204</text:p>
          </table:table-cell>
          <table:table-cell table:formula="of:=[.N16]/[.$D16]" office:value-type="float" office:value="20.3058877464464" calcext:value-type="float">
            <text:p>20.3058877464464</text:p>
          </table:table-cell>
          <table:table-cell table:formula="of:=[.O16]/[.$D16]" office:value-type="float" office:value="3.07280496594737" calcext:value-type="float">
            <text:p>3.07280496594737</text:p>
          </table:table-cell>
          <table:table-cell table:formula="of:=[.P16]/[.$D16]" office:value-type="float" office:value="34.5627142079638" calcext:value-type="float">
            <text:p>34.5627142079638</text:p>
          </table:table-cell>
          <table:table-cell table:formula="of:=[.Q16]/[.$D16]" office:value-type="float" office:value="3.15943936964633" calcext:value-type="float">
            <text:p>3.15943936964633</text:p>
          </table:table-cell>
          <table:table-cell table:formula="of:=[.R16]/[.$D16]" office:value-type="float" office:value="2.99475604195166" calcext:value-type="float">
            <text:p>2.99475604195166</text:p>
          </table:table-cell>
          <table:table-cell table:formula="of:=[.S16]/[.$D16]" office:value-type="float" office:value="3.04966437687853" calcext:value-type="float">
            <text:p>3.04966437687853</text:p>
          </table:table-cell>
          <table:table-cell table:formula="of:=[.T16]/[.$D16]" office:value-type="float" office:value="3.94579772394079" calcext:value-type="float">
            <text:p>3.94579772394079</text:p>
          </table:table-cell>
          <table:table-cell table:formula="of:=[.U16]/[.$D16]" office:value-type="float" office:value="4.06544283129606" calcext:value-type="float">
            <text:p>4.06544283129606</text:p>
          </table:table-cell>
          <table:table-cell table:formula="of:=[.V16]/[.$D16]" office:value-type="float" office:value="4.66098142182605" calcext:value-type="float">
            <text:p>4.66098142182605</text:p>
          </table:table-cell>
          <table:table-cell table:formula="of:=[.W16]/[.$D16]" office:value-type="float" office:value="3.11415598997789" calcext:value-type="float">
            <text:p>3.11415598997789</text:p>
          </table:table-cell>
          <table:table-cell table:formula="of:=[.X16]/[.$D16]" office:value-type="float" office:value="20.3041887922961" calcext:value-type="float">
            <text:p>20.3041887922961</text:p>
          </table:table-cell>
          <table:table-cell table:formula="of:=[.Y16]/[.$D16]" office:value-type="float" office:value="3.07103981877822" calcext:value-type="float">
            <text:p>3.07103981877822</text:p>
          </table:table-cell>
          <table:table-cell table:formula="of:=[.Z16]/[.$D16]" office:value-type="float" office:value="2.96080147487852" calcext:value-type="float">
            <text:p>2.96080147487852</text:p>
          </table:table-cell>
        </table:table-row>
        <table:table-row table:style-name="ro1" table:number-rows-repeated="2">
          <table:table-cell table:number-columns-repeated="26"/>
        </table:table-row>
        <table:table-row table:style-name="ro1">
          <table:table-cell office:value-type="string" calcext:value-type="string">
            <text:p>The unit is [us]</text:p>
          </table:table-cell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4">0000/00/00</text:date>, <text:time style:data-style-name="N2" text:time-value="12:13:40.6243927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02T22:03:16.291000000</meta:creation-date>
    <dc:date>2025-03-14T13:17:20.621729000</dc:date>
    <meta:editing-duration>PT1H1M50S</meta:editing-duration>
    <meta:editing-cycles>4</meta:editing-cycles>
    <meta:generator>LibreOffice/25.2.1.2$Windows_X86_64 LibreOffice_project/d3abf4aee5fd705e4a92bba33a32f40bc4e56f49</meta:generator>
    <meta:document-statistic meta:table-count="1" meta:cell-count="817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16.384cm" xlink:href=".." xlink:type="simple" chart:class="chart:line" chart:style-name="ch1">
        <chart:legend chart:legend-position="end" svg:x="11.998cm" svg:y="5.403cm" style:legend-expansion="high" chart:style-name="ch2"/>
        <chart:plot-area chart:style-name="ch3" svg:x="0.32cm" svg:y="0.327cm" svg:width="11.358cm" svg:height="15.73cm">
          <chart:coordinate-region svg:x="0.954cm" svg:y="0.526cm" svg:width="10.583cm" svg:height="14.189cm"/>
          <chart:axis chart:dimension="x" chart:name="primary-x" chart:style-name="ch4" chartooo:axis-type="auto">
            <chartooo:date-scale/>
            <chart:categories table:cell-range-address="Sheet1.D20:Sheet1.D3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20:Sheet1.E34" chart:label-cell-address="Sheet1.E19:Sheet1.E19" chart:class="chart:line">
            <chart:data-point chart:repeated="15"/>
          </chart:series>
          <chart:series chart:style-name="ch7" chart:values-cell-range-address="Sheet1.F20:Sheet1.F34" chart:label-cell-address="Sheet1.F19:Sheet1.F19" chart:class="chart:line">
            <chart:data-point chart:repeated="15"/>
          </chart:series>
          <chart:series chart:style-name="ch8" chart:values-cell-range-address="Sheet1.G20:Sheet1.G34" chart:label-cell-address="Sheet1.G19:Sheet1.G19" chart:class="chart:line">
            <chart:data-point chart:repeated="15"/>
          </chart:series>
          <chart:series chart:style-name="ch9" chart:values-cell-range-address="Sheet1.H20:Sheet1.H34" chart:label-cell-address="Sheet1.H19:Sheet1.H19" chart:class="chart:line">
            <chart:data-point chart:repeated="15"/>
          </chart:series>
          <chart:series chart:style-name="ch10" chart:values-cell-range-address="Sheet1.I20:Sheet1.I34" chart:label-cell-address="Sheet1.I19:Sheet1.I19" chart:class="chart:line">
            <chart:data-point chart:repeated="15"/>
          </chart:series>
          <chart:series chart:style-name="ch11" chart:values-cell-range-address="Sheet1.J20:Sheet1.J34" chart:label-cell-address="Sheet1.J19:Sheet1.J19" chart:class="chart:line">
            <chart:data-point chart:repeated="15"/>
          </chart:series>
          <chart:series chart:style-name="ch12" chart:values-cell-range-address="Sheet1.K20:Sheet1.K34" chart:label-cell-address="Sheet1.K19:Sheet1.K19" chart:class="chart:line">
            <chart:data-point chart:repeated="15"/>
          </chart:series>
          <chart:series chart:style-name="ch13" chart:values-cell-range-address="Sheet1.L20:Sheet1.L34" chart:label-cell-address="Sheet1.L19:Sheet1.L19" chart:class="chart:line">
            <chart:data-point chart:repeated="15"/>
          </chart:series>
          <chart:series chart:style-name="ch14" chart:values-cell-range-address="Sheet1.M20:Sheet1.M34" chart:label-cell-address="Sheet1.M19:Sheet1.M19" chart:class="chart:line">
            <chart:data-point chart:repeated="15"/>
          </chart:series>
          <chart:series chart:style-name="ch15" chart:values-cell-range-address="Sheet1.N20:Sheet1.N34" chart:label-cell-address="Sheet1.N19:Sheet1.N19" chart:class="chart:line">
            <chart:data-point chart:repeated="15"/>
          </chart:series>
          <chart:series chart:style-name="ch16" chart:values-cell-range-address="Sheet1.O20:Sheet1.O34" chart:label-cell-address="Sheet1.O19:Sheet1.O19" chart:class="chart:line">
            <chart:data-point chart:repeated="1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lpsram</text:p>
                <draw:g>
                  <svg:desc>Sheet1.E19:Sheet1.E19</svg:desc>
                </draw:g>
              </table:table-cell>
              <table:table-cell office:value-type="string">
                <text:p> table</text:p>
                <draw:g>
                  <svg:desc>Sheet1.F19:Sheet1.F19</svg:desc>
                </draw:g>
              </table:table-cell>
              <table:table-cell office:value-type="string">
                <text:p> table_inlined</text:p>
                <draw:g>
                  <svg:desc>Sheet1.G19:Sheet1.G19</svg:desc>
                </draw:g>
              </table:table-cell>
              <table:table-cell office:value-type="string">
                <text:p> table_wb</text:p>
                <draw:g>
                  <svg:desc>Sheet1.H19:Sheet1.H19</svg:desc>
                </draw:g>
              </table:table-cell>
              <table:table-cell office:value-type="string">
                <text:p> table_inlined_wb</text:p>
                <draw:g>
                  <svg:desc>Sheet1.I19:Sheet1.I19</svg:desc>
                </draw:g>
              </table:table-cell>
              <table:table-cell office:value-type="string">
                <text:p> tree</text:p>
                <draw:g>
                  <svg:desc>Sheet1.J19:Sheet1.J19</svg:desc>
                </draw:g>
              </table:table-cell>
              <table:table-cell office:value-type="string">
                <text:p> tree_inlined</text:p>
                <draw:g>
                  <svg:desc>Sheet1.K19:Sheet1.K19</svg:desc>
                </draw:g>
              </table:table-cell>
              <table:table-cell office:value-type="string">
                <text:p> tree_wb</text:p>
                <draw:g>
                  <svg:desc>Sheet1.L19:Sheet1.L19</svg:desc>
                </draw:g>
              </table:table-cell>
              <table:table-cell office:value-type="string">
                <text:p> tree_inlined_wb</text:p>
                <draw:g>
                  <svg:desc>Sheet1.M19:Sheet1.M19</svg:desc>
                </draw:g>
              </table:table-cell>
              <table:table-cell office:value-type="string">
                <text:p> mpu</text:p>
                <draw:g>
                  <svg:desc>Sheet1.N19:Sheet1.N19</svg:desc>
                </draw:g>
              </table:table-cell>
              <table:table-cell office:value-type="string">
                <text:p> mpu_wb</text:p>
                <draw:g>
                  <svg:desc>Sheet1.O19:Sheet1.O19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2</text:p>
                <draw:g>
                  <svg:desc>Sheet1.D20:Sheet1.D34</svg:desc>
                </draw:g>
              </table:table-cell>
              <table:table-cell office:value-type="float" office:value="8.75862068965517">
                <text:p>8.75862068965517</text:p>
                <draw:g>
                  <svg:desc>Sheet1.E20:Sheet1.E34</svg:desc>
                </draw:g>
              </table:table-cell>
              <table:table-cell office:value-type="float" office:value="9.86206896551724">
                <text:p>9.86206896551724</text:p>
                <draw:g>
                  <svg:desc>Sheet1.F20:Sheet1.F34</svg:desc>
                </draw:g>
              </table:table-cell>
              <table:table-cell office:value-type="float" office:value="9.96551724137931">
                <text:p>9.96551724137931</text:p>
                <draw:g>
                  <svg:desc>Sheet1.G20:Sheet1.G34</svg:desc>
                </draw:g>
              </table:table-cell>
              <table:table-cell office:value-type="float" office:value="10.3793103448276">
                <text:p>10.3793103448276</text:p>
                <draw:g>
                  <svg:desc>Sheet1.H20:Sheet1.H34</svg:desc>
                </draw:g>
              </table:table-cell>
              <table:table-cell office:value-type="float" office:value="9.96551724137931">
                <text:p>9.96551724137931</text:p>
                <draw:g>
                  <svg:desc>Sheet1.I20:Sheet1.I34</svg:desc>
                </draw:g>
              </table:table-cell>
              <table:table-cell office:value-type="float" office:value="21.1379310344828">
                <text:p>21.1379310344828</text:p>
                <draw:g>
                  <svg:desc>Sheet1.J20:Sheet1.J34</svg:desc>
                </draw:g>
              </table:table-cell>
              <table:table-cell office:value-type="float" office:value="19.1379310344828">
                <text:p>19.1379310344828</text:p>
                <draw:g>
                  <svg:desc>Sheet1.K20:Sheet1.K34</svg:desc>
                </draw:g>
              </table:table-cell>
              <table:table-cell office:value-type="float" office:value="21.8965517241379">
                <text:p>21.8965517241379</text:p>
                <draw:g>
                  <svg:desc>Sheet1.L20:Sheet1.L34</svg:desc>
                </draw:g>
              </table:table-cell>
              <table:table-cell office:value-type="float" office:value="19.0344827586207">
                <text:p>19.0344827586207</text:p>
                <draw:g>
                  <svg:desc>Sheet1.M20:Sheet1.M34</svg:desc>
                </draw:g>
              </table:table-cell>
              <table:table-cell office:value-type="float" office:value="25.1724137931035">
                <text:p>25.1724137931035</text:p>
                <draw:g>
                  <svg:desc>Sheet1.N20:Sheet1.N34</svg:desc>
                </draw:g>
              </table:table-cell>
              <table:table-cell office:value-type="float" office:value="17.1379310344828">
                <text:p>17.1379310344828</text:p>
                <draw:g>
                  <svg:desc>Sheet1.O20:Sheet1.O34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0.0754716981132">
                <text:p>10.0754716981132</text:p>
              </table:table-cell>
              <table:table-cell office:value-type="float" office:value="8.67924528301887">
                <text:p>8.67924528301887</text:p>
              </table:table-cell>
              <table:table-cell office:value-type="float" office:value="9.05660377358491">
                <text:p>9.05660377358491</text:p>
              </table:table-cell>
              <table:table-cell office:value-type="float" office:value="9.45283018867925">
                <text:p>9.45283018867925</text:p>
              </table:table-cell>
              <table:table-cell office:value-type="float" office:value="8.67924528301887">
                <text:p>8.67924528301887</text:p>
              </table:table-cell>
              <table:table-cell office:value-type="float" office:value="20.4716981132075">
                <text:p>20.4716981132075</text:p>
              </table:table-cell>
              <table:table-cell office:value-type="float" office:value="16.7547169811321">
                <text:p>16.7547169811321</text:p>
              </table:table-cell>
              <table:table-cell office:value-type="float" office:value="21.2830188679245">
                <text:p>21.2830188679245</text:p>
              </table:table-cell>
              <table:table-cell office:value-type="float" office:value="16.3584905660377">
                <text:p>16.3584905660377</text:p>
              </table:table-cell>
              <table:table-cell office:value-type="float" office:value="26.188679245283">
                <text:p>26.188679245283</text:p>
              </table:table-cell>
              <table:table-cell office:value-type="float" office:value="14.3396226415094">
                <text:p>14.3396226415094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0.0576923076923">
                <text:p>10.0576923076923</text:p>
              </table:table-cell>
              <table:table-cell office:value-type="float" office:value="7.24038461538462">
                <text:p>7.24038461538462</text:p>
              </table:table-cell>
              <table:table-cell office:value-type="float" office:value="7.51923076923077">
                <text:p>7.51923076923077</text:p>
              </table:table-cell>
              <table:table-cell office:value-type="float" office:value="7.98076923076923">
                <text:p>7.98076923076923</text:p>
              </table:table-cell>
              <table:table-cell office:value-type="float" office:value="6.98076923076923">
                <text:p>6.98076923076923</text:p>
              </table:table-cell>
              <table:table-cell office:value-type="float" office:value="18">
                <text:p>18</text:p>
              </table:table-cell>
              <table:table-cell office:value-type="float" office:value="13.2403846153846">
                <text:p>13.2403846153846</text:p>
              </table:table-cell>
              <table:table-cell office:value-type="float" office:value="18.8846153846154">
                <text:p>18.8846153846154</text:p>
              </table:table-cell>
              <table:table-cell office:value-type="float" office:value="12.6634615384615">
                <text:p>12.6634615384615</text:p>
              </table:table-cell>
              <table:table-cell office:value-type="float" office:value="24.3173076923077">
                <text:p>24.3173076923077</text:p>
              </table:table-cell>
              <table:table-cell office:value-type="float" office:value="10.9326923076923">
                <text:p>10.9326923076923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0.1435643564356">
                <text:p>10.1435643564356</text:p>
              </table:table-cell>
              <table:table-cell office:value-type="float" office:value="6.06435643564356">
                <text:p>6.06435643564356</text:p>
              </table:table-cell>
              <table:table-cell office:value-type="float" office:value="6.29207920792079">
                <text:p>6.29207920792079</text:p>
              </table:table-cell>
              <table:table-cell office:value-type="float" office:value="6.8019801980198">
                <text:p>6.8019801980198</text:p>
              </table:table-cell>
              <table:table-cell office:value-type="float" office:value="5.59405940594059">
                <text:p>5.59405940594059</text:p>
              </table:table-cell>
              <table:table-cell office:value-type="float" office:value="15.8366336633663">
                <text:p>15.8366336633663</text:p>
              </table:table-cell>
              <table:table-cell office:value-type="float" office:value="10.0990099009901">
                <text:p>10.0990099009901</text:p>
              </table:table-cell>
              <table:table-cell office:value-type="float" office:value="16.7079207920792">
                <text:p>16.7079207920792</text:p>
              </table:table-cell>
              <table:table-cell office:value-type="float" office:value="9.39108910891089">
                <text:p>9.39108910891089</text:p>
              </table:table-cell>
              <table:table-cell office:value-type="float" office:value="22.9653465346535">
                <text:p>22.9653465346535</text:p>
              </table:table-cell>
              <table:table-cell office:value-type="float" office:value="8.11386138613861">
                <text:p>8.11386138613861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0.139650872818">
                <text:p>10.139650872818</text:p>
              </table:table-cell>
              <table:table-cell office:value-type="float" office:value="5.17456359102244">
                <text:p>5.17456359102244</text:p>
              </table:table-cell>
              <table:table-cell office:value-type="float" office:value="5.35910224438903">
                <text:p>5.35910224438903</text:p>
              </table:table-cell>
              <table:table-cell office:value-type="float" office:value="5.9002493765586">
                <text:p>5.9002493765586</text:p>
              </table:table-cell>
              <table:table-cell office:value-type="float" office:value="4.56857855361596">
                <text:p>4.56857855361596</text:p>
              </table:table-cell>
              <table:table-cell office:value-type="float" office:value="14.1720698254364">
                <text:p>14.1720698254364</text:p>
              </table:table-cell>
              <table:table-cell office:value-type="float" office:value="7.65835411471322">
                <text:p>7.65835411471322</text:p>
              </table:table-cell>
              <table:table-cell office:value-type="float" office:value="14.9950124688279">
                <text:p>14.9950124688279</text:p>
              </table:table-cell>
              <table:table-cell office:value-type="float" office:value="6.85037406483791">
                <text:p>6.85037406483791</text:p>
              </table:table-cell>
              <table:table-cell office:value-type="float" office:value="21.8503740648379">
                <text:p>21.85037406483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0.1677096370463">
                <text:p>10.1677096370463</text:p>
              </table:table-cell>
              <table:table-cell office:value-type="float" office:value="4.63454317897372">
                <text:p>4.63454317897372</text:p>
              </table:table-cell>
              <table:table-cell office:value-type="float" office:value="4.77972465581977">
                <text:p>4.77972465581977</text:p>
              </table:table-cell>
              <table:table-cell office:value-type="float" office:value="5.34543178973717">
                <text:p>5.34543178973717</text:p>
              </table:table-cell>
              <table:table-cell office:value-type="float" office:value="3.90613266583229">
                <text:p>3.90613266583229</text:p>
              </table:table-cell>
              <table:table-cell office:value-type="float" office:value="13.0613266583229">
                <text:p>13.0613266583229</text:p>
              </table:table-cell>
              <table:table-cell office:value-type="float" office:value="6.10012515644556">
                <text:p>6.10012515644556</text:p>
              </table:table-cell>
              <table:table-cell office:value-type="float" office:value="13.9061326658323">
                <text:p>13.9061326658323</text:p>
              </table:table-cell>
              <table:table-cell office:value-type="float" office:value="5.21652065081352">
                <text:p>5.21652065081352</text:p>
              </table:table-cell>
              <table:table-cell office:value-type="float" office:value="21.188986232791">
                <text:p>21.188986232791</text:p>
              </table:table-cell>
              <table:table-cell office:value-type="float" office:value="4.67959949937422">
                <text:p>4.67959949937422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10.1153366583541">
                <text:p>10.1153366583541</text:p>
              </table:table-cell>
              <table:table-cell office:value-type="float" office:value="4.27618453865337">
                <text:p>4.27618453865337</text:p>
              </table:table-cell>
              <table:table-cell office:value-type="float" office:value="4.41334164588529">
                <text:p>4.41334164588529</text:p>
              </table:table-cell>
              <table:table-cell office:value-type="float" office:value="4.99002493765586">
                <text:p>4.99002493765586</text:p>
              </table:table-cell>
              <table:table-cell office:value-type="float" office:value="3.5">
                <text:p>3.5</text:p>
              </table:table-cell>
              <table:table-cell office:value-type="float" office:value="12.3079800498753">
                <text:p>12.3079800498753</text:p>
              </table:table-cell>
              <table:table-cell office:value-type="float" office:value="5.10847880299252">
                <text:p>5.10847880299252</text:p>
              </table:table-cell>
              <table:table-cell office:value-type="float" office:value="13.1502493765586">
                <text:p>13.1502493765586</text:p>
              </table:table-cell>
              <table:table-cell office:value-type="float" office:value="4.19638403990025">
                <text:p>4.19638403990025</text:p>
              </table:table-cell>
              <table:table-cell office:value-type="float" office:value="20.6614713216958">
                <text:p>20.6614713216958</text:p>
              </table:table-cell>
              <table:table-cell office:value-type="float" office:value="3.87094763092269">
                <text:p>3.87094763092269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10.1605015673981">
                <text:p>10.1605015673981</text:p>
              </table:table-cell>
              <table:table-cell office:value-type="float" office:value="4.12445141065831">
                <text:p>4.12445141065831</text:p>
              </table:table-cell>
              <table:table-cell office:value-type="float" office:value="4.25548589341693">
                <text:p>4.25548589341693</text:p>
              </table:table-cell>
              <table:table-cell office:value-type="float" office:value="4.84200626959248">
                <text:p>4.84200626959248</text:p>
              </table:table-cell>
              <table:table-cell office:value-type="float" office:value="3.32006269592477">
                <text:p>3.32006269592477</text:p>
              </table:table-cell>
              <table:table-cell office:value-type="float" office:value="12.0137931034483">
                <text:p>12.0137931034483</text:p>
              </table:table-cell>
              <table:table-cell office:value-type="float" office:value="4.63573667711599">
                <text:p>4.63573667711599</text:p>
              </table:table-cell>
              <table:table-cell office:value-type="float" office:value="12.8614420062696">
                <text:p>12.8614420062696</text:p>
              </table:table-cell>
              <table:table-cell office:value-type="float" office:value="3.70470219435737">
                <text:p>3.70470219435737</text:p>
              </table:table-cell>
              <table:table-cell office:value-type="float" office:value="20.5445141065831">
                <text:p>20.5445141065831</text:p>
              </table:table-cell>
              <table:table-cell office:value-type="float" office:value="3.48808777429467">
                <text:p>3.48808777429467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10.1544740973312">
                <text:p>10.1544740973312</text:p>
              </table:table-cell>
              <table:table-cell office:value-type="float" office:value="4.03673469387755">
                <text:p>4.03673469387755</text:p>
              </table:table-cell>
              <table:table-cell office:value-type="float" office:value="4.1607535321821">
                <text:p>4.1607535321821</text:p>
              </table:table-cell>
              <table:table-cell office:value-type="float" office:value="4.75164835164835">
                <text:p>4.75164835164835</text:p>
              </table:table-cell>
              <table:table-cell office:value-type="float" office:value="3.21805337519623">
                <text:p>3.21805337519623</text:p>
              </table:table-cell>
              <table:table-cell office:value-type="float" office:value="11.8116169544741">
                <text:p>11.8116169544741</text:p>
              </table:table-cell>
              <table:table-cell office:value-type="float" office:value="4.38147566718995">
                <text:p>4.38147566718995</text:p>
              </table:table-cell>
              <table:table-cell office:value-type="float" office:value="12.6579277864992">
                <text:p>12.6579277864992</text:p>
              </table:table-cell>
              <table:table-cell office:value-type="float" office:value="3.44081632653061">
                <text:p>3.44081632653061</text:p>
              </table:table-cell>
              <table:table-cell office:value-type="float" office:value="20.4276295133438">
                <text:p>20.4276295133438</text:p>
              </table:table-cell>
              <table:table-cell office:value-type="float" office:value="3.28320251177394">
                <text:p>3.28320251177394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10.1466499096693">
                <text:p>10.1466499096693</text:p>
              </table:table-cell>
              <table:table-cell office:value-type="float" office:value="3.98971015631137">
                <text:p>3.98971015631137</text:p>
              </table:table-cell>
              <table:table-cell office:value-type="float" office:value="4.111695860498">
                <text:p>4.111695860498</text:p>
              </table:table-cell>
              <table:table-cell office:value-type="float" office:value="4.70300840468149">
                <text:p>4.70300840468149</text:p>
              </table:table-cell>
              <table:table-cell office:value-type="float" office:value="3.16448040216794">
                <text:p>3.16448040216794</text:p>
              </table:table-cell>
              <table:table-cell office:value-type="float" office:value="11.7018301783049">
                <text:p>11.7018301783049</text:p>
              </table:table-cell>
              <table:table-cell office:value-type="float" office:value="4.24907705600503">
                <text:p>4.24907705600503</text:p>
              </table:table-cell>
              <table:table-cell office:value-type="float" office:value="12.5472468777001">
                <text:p>12.5472468777001</text:p>
              </table:table-cell>
              <table:table-cell office:value-type="float" office:value="3.30406095357788">
                <text:p>3.30406095357788</text:p>
              </table:table-cell>
              <table:table-cell office:value-type="float" office:value="20.3548817846202">
                <text:p>20.3548817846202</text:p>
              </table:table-cell>
              <table:table-cell office:value-type="float" office:value="3.17759798916032">
                <text:p>3.17759798916032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10.1472539551682">
                <text:p>10.1472539551682</text:p>
              </table:table-cell>
              <table:table-cell office:value-type="float" office:value="3.96667059239194">
                <text:p>3.96667059239194</text:p>
              </table:table-cell>
              <table:table-cell office:value-type="float" office:value="4.08770070270483">
                <text:p>4.08770070270483</text:p>
              </table:table-cell>
              <table:table-cell office:value-type="float" office:value="4.68024967612767">
                <text:p>4.68024967612767</text:p>
              </table:table-cell>
              <table:table-cell office:value-type="float" office:value="3.13783221450163">
                <text:p>3.13783221450163</text:p>
              </table:table-cell>
              <table:table-cell office:value-type="float" office:value="11.6672555254583">
                <text:p>11.6672555254583</text:p>
              </table:table-cell>
              <table:table-cell office:value-type="float" office:value="4.18313508420681">
                <text:p>4.18313508420681</text:p>
              </table:table-cell>
              <table:table-cell office:value-type="float" office:value="12.5130922938013">
                <text:p>12.5130922938013</text:p>
              </table:table-cell>
              <table:table-cell office:value-type="float" office:value="3.23577906018137">
                <text:p>3.23577906018137</text:p>
              </table:table-cell>
              <table:table-cell office:value-type="float" office:value="20.3230086758529">
                <text:p>20.3230086758529</text:p>
              </table:table-cell>
              <table:table-cell office:value-type="float" office:value="3.12350331723786">
                <text:p>3.12350331723786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10.1489541392517">
                <text:p>10.1489541392517</text:p>
              </table:table-cell>
              <table:table-cell office:value-type="float" office:value="3.95590690366297">
                <text:p>3.95590690366297</text:p>
              </table:table-cell>
              <table:table-cell office:value-type="float" office:value="4.07624472159482">
                <text:p>4.07624472159482</text:p>
              </table:table-cell>
              <table:table-cell office:value-type="float" office:value="4.66954728469017">
                <text:p>4.66954728469017</text:p>
              </table:table-cell>
              <table:table-cell office:value-type="float" office:value="3.12534616517726">
                <text:p>3.12534616517726</text:p>
              </table:table-cell>
              <table:table-cell office:value-type="float" office:value="11.6427968182265">
                <text:p>11.6427968182265</text:p>
              </table:table-cell>
              <table:table-cell office:value-type="float" office:value="4.15095747814986">
                <text:p>4.15095747814986</text:p>
              </table:table-cell>
              <table:table-cell office:value-type="float" office:value="12.4888932534617">
                <text:p>12.4888932534617</text:p>
              </table:table-cell>
              <table:table-cell office:value-type="float" office:value="3.20265147795345">
                <text:p>3.20265147795345</text:p>
              </table:table-cell>
              <table:table-cell office:value-type="float" office:value="20.310321123441">
                <text:p>20.310321123441</text:p>
              </table:table-cell>
              <table:table-cell office:value-type="float" office:value="3.09820288716488">
                <text:p>3.09820288716488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10.1509171162334">
                <text:p>10.1509171162334</text:p>
              </table:table-cell>
              <table:table-cell office:value-type="float" office:value="3.95105443845022">
                <text:p>3.95105443845022</text:p>
              </table:table-cell>
              <table:table-cell office:value-type="float" office:value="4.07092692496322">
                <text:p>4.07092692496322</text:p>
              </table:table-cell>
              <table:table-cell office:value-type="float" office:value="4.66464933791074">
                <text:p>4.66464933791074</text:p>
              </table:table-cell>
              <table:table-cell office:value-type="float" office:value="3.11878371750858">
                <text:p>3.11878371750858</text:p>
              </table:table-cell>
              <table:table-cell office:value-type="float" office:value="11.636213830309">
                <text:p>11.636213830309</text:p>
              </table:table-cell>
              <table:table-cell office:value-type="float" office:value="4.13509563511525">
                <text:p>4.13509563511525</text:p>
              </table:table-cell>
              <table:table-cell office:value-type="float" office:value="12.4821579205493">
                <text:p>12.4821579205493</text:p>
              </table:table-cell>
              <table:table-cell office:value-type="float" office:value="3.1854340362923">
                <text:p>3.1854340362923</text:p>
              </table:table-cell>
              <table:table-cell office:value-type="float" office:value="20.3086022560079">
                <text:p>20.3086022560079</text:p>
              </table:table-cell>
              <table:table-cell office:value-type="float" office:value="3.08304070622854">
                <text:p>3.08304070622854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10.1510703183989">
                <text:p>10.1510703183989</text:p>
              </table:table-cell>
              <table:table-cell office:value-type="float" office:value="3.94842565626256">
                <text:p>3.94842565626256</text:p>
              </table:table-cell>
              <table:table-cell office:value-type="float" office:value="4.06816109198953">
                <text:p>4.06816109198953</text:p>
              </table:table-cell>
              <table:table-cell office:value-type="float" office:value="4.66219515782661">
                <text:p>4.66219515782661</text:p>
              </table:table-cell>
              <table:table-cell office:value-type="float" office:value="3.11563164965336">
                <text:p>3.11563164965336</text:p>
              </table:table-cell>
              <table:table-cell office:value-type="float" office:value="11.6300807028898">
                <text:p>11.6300807028898</text:p>
              </table:table-cell>
              <table:table-cell office:value-type="float" office:value="4.12718795046039">
                <text:p>4.12718795046039</text:p>
              </table:table-cell>
              <table:table-cell office:value-type="float" office:value="12.4762598181979">
                <text:p>12.4762598181979</text:p>
              </table:table-cell>
              <table:table-cell office:value-type="float" office:value="3.17712960511478">
                <text:p>3.17712960511478</text:p>
              </table:table-cell>
              <table:table-cell office:value-type="float" office:value="20.3069651594936">
                <text:p>20.3069651594936</text:p>
              </table:table-cell>
              <table:table-cell office:value-type="float" office:value="3.07598623245962">
                <text:p>3.07598623245962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10.1502998298594">
                <text:p>10.1502998298594</text:p>
              </table:table-cell>
              <table:table-cell office:value-type="float" office:value="3.94718042255662">
                <text:p>3.94718042255662</text:p>
              </table:table-cell>
              <table:table-cell office:value-type="float" office:value="4.06681082035215">
                <text:p>4.06681082035215</text:p>
              </table:table-cell>
              <table:table-cell office:value-type="float" office:value="4.66096916385959">
                <text:p>4.66096916385959</text:p>
              </table:table-cell>
              <table:table-cell office:value-type="float" office:value="3.11414863519802">
                <text:p>3.11414863519802</text:p>
              </table:table-cell>
              <table:table-cell office:value-type="float" office:value="11.6262962799523">
                <text:p>11.6262962799523</text:p>
              </table:table-cell>
              <table:table-cell office:value-type="float" office:value="4.12319501443989">
                <text:p>4.12319501443989</text:p>
              </table:table-cell>
              <table:table-cell office:value-type="float" office:value="12.4725985417923">
                <text:p>12.4725985417923</text:p>
              </table:table-cell>
              <table:table-cell office:value-type="float" office:value="3.17303345444204">
                <text:p>3.17303345444204</text:p>
              </table:table-cell>
              <table:table-cell office:value-type="float" office:value="20.3058877464464">
                <text:p>20.3058877464464</text:p>
              </table:table-cell>
              <table:table-cell office:value-type="float" office:value="3.07280496594737">
                <text:p>3.072804965947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1.2$Windows_X86_64 LibreOffice_project/d3abf4aee5fd705e4a92bba33a32f40bc4e56f4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